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ext-properties fo:color="#000000"/>
    </style:style>
    <style:style style:name="ce2" style:family="table-cell" style:parent-style-name="Default" style:data-style-name="N4">
      <style:text-properties fo:color="#000000"/>
    </style:style>
    <style:style style:name="ce3" style:family="table-cell" style:parent-style-name="Default" style:data-style-name="N3">
      <style:text-properties fo:color="#000000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6pt" style:font-size-asian="16pt" style:font-size-complex="16pt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7" style:family="table-cell" style:parent-style-name="Default" style:data-style-name="N0">
      <style:text-properties fo:color="#000000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V_237_rgula" style:data-style-name="N36">
      <style:table-cell-properties fo:border-top="thin solid #000000" fo:border-bottom="none" fo:border-left="thin solid #000000" fo:border-right="thin solid #000000"/>
      <style:text-properties fo:color="#000000"/>
    </style:style>
    <style:style style:name="ce13" style:family="table-cell" style:parent-style-name="V_237_rgula" style:data-style-name="N36">
      <style:table-cell-properties fo:border-top="thin solid #000000" fo:border-bottom="none" fo:border-left="thin solid #000000" fo:border-right="none"/>
      <style:text-properties fo:color="#000000"/>
    </style:style>
    <style:style style:name="ce14" style:family="table-cell" style:parent-style-name="Default" style:data-style-name="N36">
      <style:text-properties fo:color="#000000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16" style:family="table-cell" style:parent-style-name="V_237_rgula" style:data-style-name="N36">
      <style:table-cell-properties fo:border-top="none" fo:border-bottom="none" fo:border-left="thin solid #000000" fo:border-right="thin solid #000000"/>
      <style:text-properties fo:color="#000000"/>
    </style:style>
    <style:style style:name="ce17" style:family="table-cell" style:parent-style-name="V_237_rgula" style:data-style-name="N36">
      <style:table-cell-properties fo:border-top="none" fo:border-bottom="none" fo:border-left="thin solid #000000" fo:border-right="none"/>
      <style:text-properties fo:color="#000000"/>
    </style:style>
    <style:style style:name="ce18" style:family="table-cell" style:parent-style-name="V_237_rgula" style:data-style-name="N36">
      <style:table-cell-properties fo:border-top="none" fo:border-bottom="thin solid #000000" fo:border-left="thin solid #000000" fo:border-right="thin solid #000000"/>
      <style:text-properties fo:color="#000000"/>
    </style:style>
    <style:style style:name="ce19" style:family="table-cell" style:parent-style-name="V_237_rgula" style:data-style-name="N36">
      <style:table-cell-properties fo:border-top="none" fo:border-bottom="thin solid #000000" fo:border-left="thin solid #000000" fo:border-right="none"/>
      <style:text-properties fo:color="#000000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21" style:family="table-cell" style:parent-style-name="V_237_rgula" style:data-style-name="N36">
      <style:table-cell-properties fo:border-top="thin solid #000000" fo:border-bottom="thin solid #000000" fo:border-left="thin solid #000000" fo:border-right="thin solid #000000" style:vertical-align="middle"/>
      <style:text-properties fo:color="#000000" fo:font-weight="bold" style:font-weight-asian="bold" style:font-weight-complex="bold"/>
    </style:style>
    <style:style style:name="ce22" style:family="table-cell" style:parent-style-name="V_237_rgula" style:data-style-name="N36">
      <style:table-cell-properties fo:border-top="thin solid #000000" fo:border-bottom="thin solid #000000" fo:border-left="thin solid #000000" fo:border-right="none" style:vertical-align="middle"/>
      <style:text-properties fo:color="#000000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/>
      <style:text-properties fo:color="#000000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</style:style>
    <style:style style:name="ce25" style:family="table-cell" style:parent-style-name="V_237_rgula" style:data-style-name="N36">
      <style:table-cell-properties fo:border-top="none" fo:border-bottom="none" fo:border-left="thin solid #000000" fo:border-right="thin solid #000000" style:vertical-align="middle"/>
      <style:text-properties fo:color="#000000"/>
    </style:style>
    <style:style style:name="ce26" style:family="table-cell" style:parent-style-name="V_237_rgula" style:data-style-name="N36">
      <style:table-cell-properties fo:border-top="none" fo:border-bottom="none" fo:border-left="thin solid #000000" fo:border-right="none" style:vertical-align="middle"/>
      <style:text-properties fo:color="#000000"/>
    </style:style>
    <style:style style:name="ce27" style:family="table-cell" style:parent-style-name="V_237_rgula" style:data-style-name="N36">
      <style:table-cell-properties fo:border-top="thin solid #000000" fo:border-bottom="thin solid #000000" fo:border-left="thin solid #000000" fo:border-right="thin solid #000000"/>
      <style:text-properties fo:color="#000000"/>
    </style:style>
    <style:style style:name="ce28" style:family="table-cell" style:parent-style-name="V_237_rgula" style:data-style-name="N36">
      <style:table-cell-properties fo:border-top="thin solid #000000" fo:border-bottom="thin solid #000000" fo:border-left="thin solid #000000" fo:border-right="none"/>
      <style:text-properties fo:color="#000000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30" style:family="table-cell" style:parent-style-name="Default" style:data-style-name="N3">
      <style:text-properties fo:color="#000000"/>
    </style:style>
    <style:style style:name="co1" style:family="table-column">
      <style:table-column-properties fo:break-before="auto" style:column-width="9.94833333333333cm" style:use-optimal-column-width="true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3.01625cm" style:use-optimal-column-width="true"/>
    </style:style>
    <style:style style:name="co4" style:family="table-column">
      <style:table-column-properties fo:break-before="auto" style:column-width="2.64583333333333cm" style:use-optimal-column-width="true"/>
    </style:style>
    <style:style style:name="co5" style:family="table-column">
      <style:table-column-properties fo:break-before="auto" style:column-width="2.5135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21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29"/>
        <table:table-column table:style-name="co2" table:number-columns-repeated="27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number-columns-repeated="16353" table:default-cell-style-name="ce7"/>
        <table:table-row table:style-name="ro1">
          <table:table-cell table:style-name="ce1">
            <draw:frame draw:z-index="1" draw:id="id0" draw:style-name="a0" draw:name="Picture 2" svg:x="0in" svg:y="0in" svg:width="4.17708in" svg:height="0.66667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style-name="ro2">
          <table:table-cell table:style-name="ce1"/>
          <table:table-cell table:style-name="ce3"/>
          <table:table-cell table:number-columns-repeated="16382" table:style-name="ce1"/>
        </table:table-row>
        <table:table-row table:style-name="ro3">
          <table:table-cell office:value-type="string" table:number-columns-spanned="29" table:number-rows-spanned="1" table:style-name="ce4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1"/>
        </table:table-row>
        <table:table-row table:style-name="ro4">
          <table:table-cell office:value-type="string" table:number-columns-spanned="29" table:number-rows-spanned="1" table:style-name="ce5">
            <text:p>Período: Julho - 2021</text:p>
          </table:table-cell>
          <table:covered-table-cell table:number-columns-repeated="28"/>
          <table:table-cell table:number-columns-repeated="1635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Em R$1,00</text:p>
          </table:table-cell>
          <table:table-cell table:number-columns-repeated="16383" table:style-name="ce7"/>
        </table:table-row>
        <table:table-row table:style-name="ro5">
          <table:table-cell office:value-type="string" table:style-name="ce8">
            <text:p>RECEITAS<text:s/></text:p>
          </table:table-cell>
          <table:table-cell office:value-type="string" table:style-name="ce9">
            <text:p>AC</text:p>
          </table:table-cell>
          <table:table-cell office:value-type="string" table:style-name="ce9">
            <text:p>AL</text:p>
          </table:table-cell>
          <table:table-cell office:value-type="string" table:style-name="ce9">
            <text:p>AM</text:p>
          </table:table-cell>
          <table:table-cell office:value-type="string" table:style-name="ce9">
            <text:p>AP</text:p>
          </table:table-cell>
          <table:table-cell office:value-type="string" table:style-name="ce9">
            <text:p>BA</text:p>
          </table:table-cell>
          <table:table-cell office:value-type="string" table:style-name="ce9">
            <text:p>CE</text:p>
          </table:table-cell>
          <table:table-cell office:value-type="string" table:style-name="ce9">
            <text:p>DF</text:p>
          </table:table-cell>
          <table:table-cell office:value-type="string" table:style-name="ce9">
            <text:p>ES</text:p>
          </table:table-cell>
          <table:table-cell office:value-type="string" table:style-name="ce9">
            <text:p>GO</text:p>
          </table:table-cell>
          <table:table-cell office:value-type="string" table:style-name="ce9">
            <text:p>MA</text:p>
          </table:table-cell>
          <table:table-cell office:value-type="string" table:style-name="ce9">
            <text:p>MG</text:p>
          </table:table-cell>
          <table:table-cell office:value-type="string" table:style-name="ce9">
            <text:p>MS</text:p>
          </table:table-cell>
          <table:table-cell office:value-type="string" table:style-name="ce9">
            <text:p>MT</text:p>
          </table:table-cell>
          <table:table-cell office:value-type="string" table:style-name="ce9">
            <text:p>PA</text:p>
          </table:table-cell>
          <table:table-cell office:value-type="string" table:style-name="ce9">
            <text:p>PB</text:p>
          </table:table-cell>
          <table:table-cell office:value-type="string" table:style-name="ce9">
            <text:p>PE</text:p>
          </table:table-cell>
          <table:table-cell office:value-type="string" table:style-name="ce9">
            <text:p>PI</text:p>
          </table:table-cell>
          <table:table-cell office:value-type="string" table:style-name="ce9">
            <text:p>PR</text:p>
          </table:table-cell>
          <table:table-cell office:value-type="string" table:style-name="ce9">
            <text:p>RJ</text:p>
          </table:table-cell>
          <table:table-cell office:value-type="string" table:style-name="ce9">
            <text:p>RN</text:p>
          </table:table-cell>
          <table:table-cell office:value-type="string" table:style-name="ce9">
            <text:p>RO</text:p>
          </table:table-cell>
          <table:table-cell office:value-type="string" table:style-name="ce9">
            <text:p>RR</text:p>
          </table:table-cell>
          <table:table-cell office:value-type="string" table:style-name="ce9">
            <text:p>RS</text:p>
          </table:table-cell>
          <table:table-cell office:value-type="string" table:style-name="ce9">
            <text:p>SC</text:p>
          </table:table-cell>
          <table:table-cell office:value-type="string" table:style-name="ce9">
            <text:p>SE</text:p>
          </table:table-cell>
          <table:table-cell office:value-type="string" table:style-name="ce9">
            <text:p>SP</text:p>
          </table:table-cell>
          <table:table-cell office:value-type="string" table:style-name="ce9">
            <text:p>TO</text:p>
          </table:table-cell>
          <table:table-cell office:value-type="string" table:style-name="ce10">
            <text:p>TOTAL</text:p>
          </table:table-cell>
          <table:table-cell table:number-columns-repeated="16355" table:style-name="ce11"/>
        </table:table-row>
        <table:table-row table:style-name="ro1">
          <table:table-cell office:value-type="string" table:style-name="ce6">
            <text:p>IMPOSTO SOBRE IMPORTAÇÃO</text:p>
          </table:table-cell>
          <table:table-cell office:value-type="float" office:value="81945.3" table:style-name="ce12">
            <text:p><text:s/>81.945<text:s/></text:p>
          </table:table-cell>
          <table:table-cell office:value-type="float" office:value="71166.69" table:style-name="ce12">
            <text:p><text:s/>71.167<text:s/></text:p>
          </table:table-cell>
          <table:table-cell office:value-type="float" office:value="74985619.219999999" table:style-name="ce12">
            <text:p><text:s/>74.985.619<text:s/></text:p>
          </table:table-cell>
          <table:table-cell office:value-type="float" office:value="49584.959999999999" table:style-name="ce12">
            <text:p><text:s/>49.585<text:s/></text:p>
          </table:table-cell>
          <table:table-cell office:value-type="float" office:value="75264126.620000005" table:style-name="ce12">
            <text:p><text:s/>75.264.127<text:s/></text:p>
          </table:table-cell>
          <table:table-cell office:value-type="float" office:value="77162452.349999994" table:style-name="ce12">
            <text:p><text:s/>77.162.452<text:s/></text:p>
          </table:table-cell>
          <table:table-cell office:value-type="float" office:value="3327494.93" table:style-name="ce12">
            <text:p><text:s/>3.327.495<text:s/></text:p>
          </table:table-cell>
          <table:table-cell office:value-type="float" office:value="193854003.84" table:style-name="ce12">
            <text:p><text:s/>193.854.004<text:s/></text:p>
          </table:table-cell>
          <table:table-cell office:value-type="float" office:value="45842830.18" table:style-name="ce12">
            <text:p><text:s/>45.842.830<text:s/></text:p>
          </table:table-cell>
          <table:table-cell office:value-type="float" office:value="553593.91" table:style-name="ce12">
            <text:p><text:s/>553.594<text:s/></text:p>
          </table:table-cell>
          <table:table-cell office:value-type="float" office:value="127272238.13" table:style-name="ce12">
            <text:p><text:s/>127.272.238<text:s/></text:p>
          </table:table-cell>
          <table:table-cell office:value-type="float" office:value="143433.57999999999" table:style-name="ce12">
            <text:p><text:s/>143.434<text:s/></text:p>
          </table:table-cell>
          <table:table-cell office:value-type="float" office:value="1877123.62" table:style-name="ce12">
            <text:p><text:s/>1.877.124<text:s/></text:p>
          </table:table-cell>
          <table:table-cell office:value-type="float" office:value="6616798.7199999997" table:style-name="ce12">
            <text:p><text:s/>6.616.799<text:s/></text:p>
          </table:table-cell>
          <table:table-cell office:value-type="float" office:value="3841795.1" table:style-name="ce12">
            <text:p><text:s/>3.841.795<text:s/></text:p>
          </table:table-cell>
          <table:table-cell office:value-type="float" office:value="110760290.12" table:style-name="ce12">
            <text:p><text:s/>110.760.290<text:s/></text:p>
          </table:table-cell>
          <table:table-cell office:value-type="float" office:value="4609.28" table:style-name="ce12">
            <text:p><text:s/>4.609<text:s/></text:p>
          </table:table-cell>
          <table:table-cell office:value-type="float" office:value="412149274.81999999" table:style-name="ce12">
            <text:p><text:s/>412.149.275<text:s/></text:p>
          </table:table-cell>
          <table:table-cell office:value-type="float" office:value="238887708.46000001" table:style-name="ce12">
            <text:p><text:s/>238.887.708<text:s/></text:p>
          </table:table-cell>
          <table:table-cell office:value-type="float" office:value="725873.33" table:style-name="ce12">
            <text:p><text:s/>725.873<text:s/></text:p>
          </table:table-cell>
          <table:table-cell office:value-type="float" office:value="83604.61" table:style-name="ce12">
            <text:p><text:s/>83.605<text:s/></text:p>
          </table:table-cell>
          <table:table-cell office:value-type="float" office:value="6558.26" table:style-name="ce12">
            <text:p><text:s/>6.558<text:s/></text:p>
          </table:table-cell>
          <table:table-cell office:value-type="float" office:value="121332838.65000001" table:style-name="ce12">
            <text:p><text:s/>121.332.839<text:s/></text:p>
          </table:table-cell>
          <table:table-cell office:value-type="float" office:value="997846955.80999994" table:style-name="ce12">
            <text:p><text:s/>997.846.956<text:s/></text:p>
          </table:table-cell>
          <table:table-cell office:value-type="float" office:value="18108.41" table:style-name="ce12">
            <text:p><text:s/>18.108<text:s/></text:p>
          </table:table-cell>
          <table:table-cell office:value-type="float" office:value="2324098284.1999998" table:style-name="ce12">
            <text:p><text:s/>2.324.098.284<text:s/></text:p>
          </table:table-cell>
          <table:table-cell office:value-type="float" office:value="2291.8000000000002" table:style-name="ce12">
            <text:p><text:s/>2.292<text:s/></text:p>
          </table:table-cell>
          <table:table-cell office:value-type="float" office:value="4816860604.8999996" table:style-name="ce13">
            <text:p><text:s/>4.816.860.605<text:s/></text:p>
          </table:table-cell>
          <table:table-cell table:style-name="ce14"/>
          <table:table-cell table:number-columns-repeated="16354" table:style-name="ce7"/>
        </table:table-row>
        <table:table-row table:style-name="ro1">
          <table:table-cell office:value-type="string" table:style-name="ce15">
            <text:p>IMPOSTO SOBRE EXPORTAÇÃO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1593.31" table:style-name="ce16">
            <text:p><text:s/>1.593<text:s/></text:p>
          </table:table-cell>
          <table:table-cell office:value-type="float" office:value="-0.52" table:style-name="ce16">
            <text:p><text:s/>(1)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108.96" table:style-name="ce16">
            <text:p><text:s/>109<text:s/></text:p>
          </table:table-cell>
          <table:table-cell office:value-type="float" office:value="819.85" table:style-name="ce16">
            <text:p><text:s/>820<text:s/></text:p>
          </table:table-cell>
          <table:table-cell office:value-type="float" office:value="-66.349999999999994" table:style-name="ce16">
            <text:p><text:s/>(66)</text:p>
          </table:table-cell>
          <table:table-cell office:value-type="float" office:value="-31.99" table:style-name="ce16">
            <text:p><text:s/>(32)</text:p>
          </table:table-cell>
          <table:table-cell office:value-type="float" office:value="4514.79" table:style-name="ce16">
            <text:p><text:s/>4.515<text:s/></text:p>
          </table:table-cell>
          <table:table-cell office:value-type="float" office:value="6097.97" table:style-name="ce16">
            <text:p><text:s/>6.098<text:s/></text:p>
          </table:table-cell>
          <table:table-cell office:value-type="float" office:value="10257.950000000001" table:style-name="ce16">
            <text:p><text:s/>10.258<text:s/></text:p>
          </table:table-cell>
          <table:table-cell office:value-type="float" office:value="-48.05" table:style-name="ce16">
            <text:p><text:s/>(48)</text:p>
          </table:table-cell>
          <table:table-cell office:value-type="float" office:value="16.03" table:style-name="ce16">
            <text:p><text:s/>16<text:s/></text:p>
          </table:table-cell>
          <table:table-cell office:value-type="float" office:value="773" table:style-name="ce16">
            <text:p><text:s/>773<text:s/></text:p>
          </table:table-cell>
          <table:table-cell office:value-type="float" office:value="-306.35000000000002" table:style-name="ce16">
            <text:p><text:s/>(306)</text:p>
          </table:table-cell>
          <table:table-cell office:value-type="float" office:value="821.55" table:style-name="ce16">
            <text:p><text:s/>822<text:s/></text:p>
          </table:table-cell>
          <table:table-cell office:value-type="float" office:value="-94.65" table:style-name="ce16">
            <text:p><text:s/>(95)</text:p>
          </table:table-cell>
          <table:table-cell office:value-type="float" office:value="5352.53" table:style-name="ce16">
            <text:p><text:s/>5.353<text:s/></text:p>
          </table:table-cell>
          <table:table-cell office:value-type="float" office:value="-1268.22" table:style-name="ce16">
            <text:p><text:s/>(1.268)</text:p>
          </table:table-cell>
          <table:table-cell office:value-type="float" office:value="-8.2100000000000009" table:style-name="ce16">
            <text:p><text:s/>(8)</text:p>
          </table:table-cell>
          <table:table-cell office:value-type="float" office:value="-65.25" table:style-name="ce16">
            <text:p><text:s/>(65)</text:p>
          </table:table-cell>
          <table:table-cell office:value-type="float" office:value="647.51" table:style-name="ce16">
            <text:p><text:s/>648<text:s/></text:p>
          </table:table-cell>
          <table:table-cell office:value-type="float" office:value="96702.71" table:style-name="ce16">
            <text:p><text:s/>96.703<text:s/></text:p>
          </table:table-cell>
          <table:table-cell office:value-type="float" office:value="-3197.93" table:style-name="ce16">
            <text:p><text:s/>(3.198)</text:p>
          </table:table-cell>
          <table:table-cell office:value-type="float" office:value="-11.48" table:style-name="ce16">
            <text:p><text:s/>(11)</text:p>
          </table:table-cell>
          <table:table-cell office:value-type="float" office:value="599607.96" table:style-name="ce16">
            <text:p><text:s/>599.608<text:s/></text:p>
          </table:table-cell>
          <table:table-cell office:value-type="float" office:value="-14.69" table:style-name="ce16">
            <text:p><text:s/>(15)</text:p>
          </table:table-cell>
          <table:table-cell office:value-type="float" office:value="722200.43" table:style-name="ce17">
            <text:p><text:s/>722.200<text:s/></text:p>
          </table:table-cell>
          <table:table-cell table:number-columns-repeated="2" table:style-name="ce14"/>
          <table:table-cell table:number-columns-repeated="16353"/>
        </table:table-row>
        <table:table-row table:style-name="ro1">
          <table:table-cell office:value-type="string" table:style-name="ce15">
            <text:p>IPI - TOTAL</text:p>
          </table:table-cell>
          <table:table-cell office:value-type="float" office:value="279098.90999999997" table:style-name="ce16">
            <text:p><text:s/>279.099<text:s/></text:p>
          </table:table-cell>
          <table:table-cell office:value-type="float" office:value="9981781.3400000017" table:style-name="ce16">
            <text:p><text:s/>9.981.781<text:s/></text:p>
          </table:table-cell>
          <table:table-cell office:value-type="float" office:value="18957481.649999999" table:style-name="ce16">
            <text:p><text:s/>18.957.482<text:s/></text:p>
          </table:table-cell>
          <table:table-cell office:value-type="float" office:value="216455.13999999996" table:style-name="ce16">
            <text:p><text:s/>216.455<text:s/></text:p>
          </table:table-cell>
          <table:table-cell office:value-type="float" office:value="122424484.78" table:style-name="ce16">
            <text:p><text:s/>122.424.485<text:s/></text:p>
          </table:table-cell>
          <table:table-cell office:value-type="float" office:value="49565516.120000005" table:style-name="ce16">
            <text:p><text:s/>49.565.516<text:s/></text:p>
          </table:table-cell>
          <table:table-cell office:value-type="float" office:value="5668310.1299999999" table:style-name="ce16">
            <text:p><text:s/>5.668.310<text:s/></text:p>
          </table:table-cell>
          <table:table-cell office:value-type="float" office:value="347043244.04000002" table:style-name="ce16">
            <text:p><text:s/>347.043.244<text:s/></text:p>
          </table:table-cell>
          <table:table-cell office:value-type="float" office:value="50856981.829999998" table:style-name="ce16">
            <text:p><text:s/>50.856.982<text:s/></text:p>
          </table:table-cell>
          <table:table-cell office:value-type="float" office:value="1736411.23" table:style-name="ce16">
            <text:p><text:s/>1.736.411<text:s/></text:p>
          </table:table-cell>
          <table:table-cell office:value-type="float" office:value="681684032.46000004" table:style-name="ce16">
            <text:p><text:s/>681.684.032<text:s/></text:p>
          </table:table-cell>
          <table:table-cell office:value-type="float" office:value="8648602.6199999992" table:style-name="ce16">
            <text:p><text:s/>8.648.603<text:s/></text:p>
          </table:table-cell>
          <table:table-cell office:value-type="float" office:value="9437624.7800000012" table:style-name="ce16">
            <text:p><text:s/>9.437.625<text:s/></text:p>
          </table:table-cell>
          <table:table-cell office:value-type="float" office:value="27131598.090000004" table:style-name="ce16">
            <text:p><text:s/>27.131.598<text:s/></text:p>
          </table:table-cell>
          <table:table-cell office:value-type="float" office:value="9426300.4100000001" table:style-name="ce16">
            <text:p><text:s/>9.426.300<text:s/></text:p>
          </table:table-cell>
          <table:table-cell office:value-type="float" office:value="124368621.43000001" table:style-name="ce16">
            <text:p><text:s/>124.368.621<text:s/></text:p>
          </table:table-cell>
          <table:table-cell office:value-type="float" office:value="3344231.85" table:style-name="ce16">
            <text:p><text:s/>3.344.232<text:s/></text:p>
          </table:table-cell>
          <table:table-cell office:value-type="float" office:value="411543625.50999999" table:style-name="ce16">
            <text:p><text:s/>411.543.626<text:s/></text:p>
          </table:table-cell>
          <table:table-cell office:value-type="float" office:value="318911662.19" table:style-name="ce16">
            <text:p><text:s/>318.911.662<text:s/></text:p>
          </table:table-cell>
          <table:table-cell office:value-type="float" office:value="5755049.2199999997" table:style-name="ce16">
            <text:p><text:s/>5.755.049<text:s/></text:p>
          </table:table-cell>
          <table:table-cell office:value-type="float" office:value="6828171.8100000005" table:style-name="ce16">
            <text:p><text:s/>6.828.172<text:s/></text:p>
          </table:table-cell>
          <table:table-cell office:value-type="float" office:value="69712.329999999987" table:style-name="ce16">
            <text:p><text:s/>69.712<text:s/></text:p>
          </table:table-cell>
          <table:table-cell office:value-type="float" office:value="487475969.24000001" table:style-name="ce16">
            <text:p><text:s/>487.475.969<text:s/></text:p>
          </table:table-cell>
          <table:table-cell office:value-type="float" office:value="846483472.75" table:style-name="ce16">
            <text:p><text:s/>846.483.473<text:s/></text:p>
          </table:table-cell>
          <table:table-cell office:value-type="float" office:value="7741234.0700000003" table:style-name="ce16">
            <text:p><text:s/>7.741.234<text:s/></text:p>
          </table:table-cell>
          <table:table-cell office:value-type="float" office:value="2241904654.4200001" table:style-name="ce16">
            <text:p><text:s/>2.241.904.654<text:s/></text:p>
          </table:table-cell>
          <table:table-cell office:value-type="float" office:value="2193170.6900000004" table:style-name="ce16">
            <text:p><text:s/>2.193.171<text:s/></text:p>
          </table:table-cell>
          <table:table-cell office:value-type="float" office:value="5799677499.04" table:style-name="ce17">
            <text:p><text:s/>5.799.677.499<text:s/></text:p>
          </table:table-cell>
          <table:table-cell table:style-name="ce14"/>
          <table:table-cell table:number-columns-repeated="16354" table:style-name="ce7"/>
        </table:table-row>
        <table:table-row table:style-name="ro1">
          <table:table-cell office:value-type="string" table:style-name="ce15">
            <text:p><text:s text:c="2"/>IPI - FUMO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9869.98" table:style-name="ce16">
            <text:p><text:s/>9.870<text:s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86704.31" table:style-name="ce16">
            <text:p><text:s/>86.704<text:s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369504427.67000002" table:style-name="ce16">
            <text:p><text:s/>369.504.428<text:s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60.11" table:style-name="ce16">
            <text:p><text:s/>60<text:s/></text:p>
          </table:table-cell>
          <table:table-cell office:value-type="float" office:value="2037789.6" table:style-name="ce16">
            <text:p><text:s/>2.037.790<text:s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73224947" table:style-name="ce16">
            <text:p><text:s/>73.224.947<text:s/></text:p>
          </table:table-cell>
          <table:table-cell office:value-type="float" office:value="1936.06" table:style-name="ce16">
            <text:p><text:s/>1.936<text:s/></text:p>
          </table:table-cell>
          <table:table-cell office:value-type="float" office:value="732957.04" table:style-name="ce16">
            <text:p><text:s/>732.957<text:s/></text:p>
          </table:table-cell>
          <table:table-cell office:value-type="float" office:value="1178820.2" table:style-name="ce16">
            <text:p><text:s/>1.178.820<text:s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446777511.97000009" table:style-name="ce17">
            <text:p><text:s/>446.777.512<text:s/></text:p>
          </table:table-cell>
          <table:table-cell table:style-name="ce14"/>
          <table:table-cell table:number-columns-repeated="16354" table:style-name="ce7"/>
        </table:table-row>
        <table:table-row table:style-name="ro1">
          <table:table-cell office:value-type="string" table:style-name="ce15">
            <text:p><text:s text:c="2"/>IPI - BEBIDAS</text:p>
          </table:table-cell>
          <table:table-cell office:value-type="float" office:value="105813.25" table:style-name="ce16">
            <text:p><text:s/>105.813<text:s/></text:p>
          </table:table-cell>
          <table:table-cell office:value-type="float" office:value="814548.05" table:style-name="ce16">
            <text:p><text:s/>814.548<text:s/></text:p>
          </table:table-cell>
          <table:table-cell office:value-type="float" office:value="2686933.6" table:style-name="ce16">
            <text:p><text:s/>2.686.934<text:s/></text:p>
          </table:table-cell>
          <table:table-cell office:value-type="float" office:value="40.42" table:style-name="ce16">
            <text:p><text:s/>40<text:s/></text:p>
          </table:table-cell>
          <table:table-cell office:value-type="float" office:value="12656748.24" table:style-name="ce16">
            <text:p><text:s/>12.656.748<text:s/></text:p>
          </table:table-cell>
          <table:table-cell office:value-type="float" office:value="3422101.17" table:style-name="ce16">
            <text:p><text:s/>3.422.101<text:s/></text:p>
          </table:table-cell>
          <table:table-cell office:value-type="float" office:value="652082.32999999996" table:style-name="ce16">
            <text:p><text:s/>652.082<text:s/></text:p>
          </table:table-cell>
          <table:table-cell office:value-type="float" office:value="422950.45" table:style-name="ce16">
            <text:p><text:s/>422.950<text:s/></text:p>
          </table:table-cell>
          <table:table-cell office:value-type="float" office:value="2575296.19" table:style-name="ce16">
            <text:p><text:s/>2.575.296<text:s/></text:p>
          </table:table-cell>
          <table:table-cell office:value-type="float" office:value="116134.42" table:style-name="ce16">
            <text:p><text:s/>116.134<text:s/></text:p>
          </table:table-cell>
          <table:table-cell office:value-type="float" office:value="13706237.33" table:style-name="ce16">
            <text:p><text:s/>13.706.237<text:s/></text:p>
          </table:table-cell>
          <table:table-cell office:value-type="float" office:value="125715.94" table:style-name="ce16">
            <text:p><text:s/>125.716<text:s/></text:p>
          </table:table-cell>
          <table:table-cell office:value-type="float" office:value="1080028.29" table:style-name="ce16">
            <text:p><text:s/>1.080.028<text:s/></text:p>
          </table:table-cell>
          <table:table-cell office:value-type="float" office:value="2566207.37" table:style-name="ce16">
            <text:p><text:s/>2.566.207<text:s/></text:p>
          </table:table-cell>
          <table:table-cell office:value-type="float" office:value="2341469.63" table:style-name="ce16">
            <text:p><text:s/>2.341.470<text:s/></text:p>
          </table:table-cell>
          <table:table-cell office:value-type="float" office:value="19083565.530000001" table:style-name="ce16">
            <text:p><text:s/>19.083.566<text:s/></text:p>
          </table:table-cell>
          <table:table-cell office:value-type="float" office:value="107390.14" table:style-name="ce16">
            <text:p><text:s/>107.390<text:s/></text:p>
          </table:table-cell>
          <table:table-cell office:value-type="float" office:value="4086071.89" table:style-name="ce16">
            <text:p><text:s/>4.086.072<text:s/></text:p>
          </table:table-cell>
          <table:table-cell office:value-type="float" office:value="7725929.0700000003" table:style-name="ce16">
            <text:p><text:s/>7.725.929<text:s/></text:p>
          </table:table-cell>
          <table:table-cell office:value-type="float" office:value="651006.99" table:style-name="ce16">
            <text:p><text:s/>651.007<text:s/></text:p>
          </table:table-cell>
          <table:table-cell office:value-type="float" office:value="208973.37" table:style-name="ce16">
            <text:p><text:s/>208.973<text:s/></text:p>
          </table:table-cell>
          <table:table-cell office:value-type="float" office:value="283.77" table:style-name="ce16">
            <text:p><text:s/>284<text:s/></text:p>
          </table:table-cell>
          <table:table-cell office:value-type="float" office:value="11980259.449999999" table:style-name="ce16">
            <text:p><text:s/>11.980.259<text:s/></text:p>
          </table:table-cell>
          <table:table-cell office:value-type="float" office:value="3339729.62" table:style-name="ce16">
            <text:p><text:s/>3.339.730<text:s/></text:p>
          </table:table-cell>
          <table:table-cell office:value-type="float" office:value="398887.61" table:style-name="ce16">
            <text:p><text:s/>398.888<text:s/></text:p>
          </table:table-cell>
          <table:table-cell office:value-type="float" office:value="36515294.229999997" table:style-name="ce16">
            <text:p><text:s/>36.515.294<text:s/></text:p>
          </table:table-cell>
          <table:table-cell office:value-type="float" office:value="614120.26" table:style-name="ce16">
            <text:p><text:s/>614.120<text:s/></text:p>
          </table:table-cell>
          <table:table-cell office:value-type="float" office:value="127983818.61" table:style-name="ce17">
            <text:p><text:s/>127.983.819<text:s/></text:p>
          </table:table-cell>
          <table:table-cell table:style-name="ce14"/>
          <table:table-cell table:number-columns-repeated="16354" table:style-name="ce7"/>
        </table:table-row>
        <table:table-row table:style-name="ro1">
          <table:table-cell office:value-type="string" table:style-name="ce15">
            <text:p><text:s text:c="2"/>IPI - AUTOMÓVEIS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49569.23" table:style-name="ce16">
            <text:p><text:s/>49.569<text:s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8240.2099999999991" table:style-name="ce16">
            <text:p><text:s/>8.240<text:s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6362.73" table:style-name="ce16">
            <text:p><text:s/>6.363<text:s/></text:p>
          </table:table-cell>
          <table:table-cell office:value-type="float" office:value="10786867.380000001" table:style-name="ce16">
            <text:p><text:s/>10.786.867<text:s/></text:p>
          </table:table-cell>
          <table:table-cell office:value-type="float" office:value="3603381.64" table:style-name="ce16">
            <text:p><text:s/>3.603.382<text:s/></text:p>
          </table:table-cell>
          <table:table-cell office:value-type="float" office:value="11030.03" table:style-name="ce16">
            <text:p><text:s/>11.030<text:s/></text:p>
          </table:table-cell>
          <table:table-cell office:value-type="float" office:value="50728.3" table:style-name="ce16">
            <text:p><text:s/>50.728<text:s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13461.71" table:style-name="ce16">
            <text:p><text:s/>13.462<text:s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33401.25" table:style-name="ce16">
            <text:p><text:s/>33.401<text:s/></text:p>
          </table:table-cell>
          <table:table-cell office:value-type="float" office:value="2084450.67" table:style-name="ce16">
            <text:p><text:s/>2.084.451<text:s/></text:p>
          </table:table-cell>
          <table:table-cell office:value-type="float" office:value="17925.68" table:style-name="ce16">
            <text:p><text:s/>17.926<text:s/></text:p>
          </table:table-cell>
          <table:table-cell office:value-type="float" office:value="10826089.23" table:style-name="ce16">
            <text:p><text:s/>10.826.089<text:s/></text:p>
          </table:table-cell>
          <table:table-cell office:value-type="float" office:value="27027610.079999998" table:style-name="ce16">
            <text:p><text:s/>27.027.610<text:s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18080.25" table:style-name="ce16">
            <text:p><text:s/>18.080<text:s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35478.620000000003" table:style-name="ce16">
            <text:p><text:s/>35.479<text:s/></text:p>
          </table:table-cell>
          <table:table-cell office:value-type="float" office:value="1616479.45" table:style-name="ce16">
            <text:p><text:s/>1.616.479<text:s/></text:p>
          </table:table-cell>
          <table:table-cell office:value-type="float" office:value="16603.88" table:style-name="ce16">
            <text:p><text:s/>16.604<text:s/></text:p>
          </table:table-cell>
          <table:table-cell office:value-type="float" office:value="55645140.649999999" table:style-name="ce16">
            <text:p><text:s/>55.645.141<text:s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111850900.99000001" table:style-name="ce17">
            <text:p><text:s/>111.850.901<text:s/></text:p>
          </table:table-cell>
          <table:table-cell table:style-name="ce14"/>
          <table:table-cell table:number-columns-repeated="16354" table:style-name="ce7"/>
        </table:table-row>
        <table:table-row table:style-name="ro1">
          <table:table-cell office:value-type="string" table:style-name="ce15">
            <text:p><text:s text:c="2"/>IPI - VINCULADO À IMPORTACAO</text:p>
          </table:table-cell>
          <table:table-cell office:value-type="float" office:value="90099.49" table:style-name="ce16">
            <text:p><text:s/>90.099<text:s/></text:p>
          </table:table-cell>
          <table:table-cell office:value-type="float" office:value="476511.42" table:style-name="ce16">
            <text:p><text:s/>476.511<text:s/></text:p>
          </table:table-cell>
          <table:table-cell office:value-type="float" office:value="13319773.529999999" table:style-name="ce16">
            <text:p><text:s/>13.319.774<text:s/></text:p>
          </table:table-cell>
          <table:table-cell office:value-type="float" office:value="505.01" table:style-name="ce16">
            <text:p><text:s/>505<text:s/></text:p>
          </table:table-cell>
          <table:table-cell office:value-type="float" office:value="50133185.479999997" table:style-name="ce16">
            <text:p><text:s/>50.133.185<text:s/></text:p>
          </table:table-cell>
          <table:table-cell office:value-type="float" office:value="30537326.719999999" table:style-name="ce16">
            <text:p><text:s/>30.537.327<text:s/></text:p>
          </table:table-cell>
          <table:table-cell office:value-type="float" office:value="560130.53" table:style-name="ce16">
            <text:p><text:s/>560.131<text:s/></text:p>
          </table:table-cell>
          <table:table-cell office:value-type="float" office:value="235105390.99000001" table:style-name="ce16">
            <text:p><text:s/>235.105.391<text:s/></text:p>
          </table:table-cell>
          <table:table-cell office:value-type="float" office:value="2557942.02" table:style-name="ce16">
            <text:p><text:s/>2.557.942<text:s/></text:p>
          </table:table-cell>
          <table:table-cell office:value-type="float" office:value="233021.42" table:style-name="ce16">
            <text:p><text:s/>233.021<text:s/></text:p>
          </table:table-cell>
          <table:table-cell office:value-type="float" office:value="68998710.230000004" table:style-name="ce16">
            <text:p><text:s/>68.998.710<text:s/></text:p>
          </table:table-cell>
          <table:table-cell office:value-type="float" office:value="242814.92" table:style-name="ce16">
            <text:p><text:s/>242.815<text:s/></text:p>
          </table:table-cell>
          <table:table-cell office:value-type="float" office:value="2279479.59" table:style-name="ce16">
            <text:p><text:s/>2.279.480<text:s/></text:p>
          </table:table-cell>
          <table:table-cell office:value-type="float" office:value="2776213.96" table:style-name="ce16">
            <text:p><text:s/>2.776.214<text:s/></text:p>
          </table:table-cell>
          <table:table-cell office:value-type="float" office:value="2751188.84" table:style-name="ce16">
            <text:p><text:s/>2.751.189<text:s/></text:p>
          </table:table-cell>
          <table:table-cell office:value-type="float" office:value="67298119.670000002" table:style-name="ce16">
            <text:p><text:s/>67.298.120<text:s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193341074.81999999" table:style-name="ce16">
            <text:p><text:s/>193.341.075<text:s/></text:p>
          </table:table-cell>
          <table:table-cell office:value-type="float" office:value="141062939.25999999" table:style-name="ce16">
            <text:p><text:s/>141.062.939<text:s/></text:p>
          </table:table-cell>
          <table:table-cell office:value-type="float" office:value="55565.69" table:style-name="ce16">
            <text:p><text:s/>55.566<text:s/></text:p>
          </table:table-cell>
          <table:table-cell office:value-type="float" office:value="56684.34" table:style-name="ce16">
            <text:p><text:s/>56.684<text:s/></text:p>
          </table:table-cell>
          <table:table-cell office:value-type="float" office:value="25692.51" table:style-name="ce16">
            <text:p><text:s/>25.693<text:s/></text:p>
          </table:table-cell>
          <table:table-cell office:value-type="float" office:value="175778580.61000001" table:style-name="ce16">
            <text:p><text:s/>175.778.581<text:s/></text:p>
          </table:table-cell>
          <table:table-cell office:value-type="float" office:value="544796860.13999999" table:style-name="ce16">
            <text:p><text:s/>544.796.860<text:s/></text:p>
          </table:table-cell>
          <table:table-cell office:value-type="float" office:value="121119.93" table:style-name="ce16">
            <text:p><text:s/>121.120<text:s/></text:p>
          </table:table-cell>
          <table:table-cell office:value-type="float" office:value="904343363.48000002" table:style-name="ce16">
            <text:p><text:s/>904.343.363<text:s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2436942294.6000004" table:style-name="ce17">
            <text:p><text:s/>2.436.942.295<text:s/></text:p>
          </table:table-cell>
          <table:table-cell table:style-name="ce14"/>
          <table:table-cell table:number-columns-repeated="16354" table:style-name="ce7"/>
        </table:table-row>
        <table:table-row table:style-name="ro1">
          <table:table-cell office:value-type="string" table:style-name="ce1">
            <text:p><text:s text:c="2"/>IPI - OUTROS</text:p>
          </table:table-cell>
          <table:table-cell office:value-type="float" office:value="83186.17" table:style-name="ce16">
            <text:p><text:s/>83.186<text:s/></text:p>
          </table:table-cell>
          <table:table-cell office:value-type="float" office:value="8690721.870000001" table:style-name="ce16">
            <text:p><text:s/>8.690.722<text:s/></text:p>
          </table:table-cell>
          <table:table-cell office:value-type="float" office:value="2901205.29" table:style-name="ce16">
            <text:p><text:s/>2.901.205<text:s/></text:p>
          </table:table-cell>
          <table:table-cell office:value-type="float" office:value="215909.70999999996" table:style-name="ce16">
            <text:p><text:s/>215.910<text:s/></text:p>
          </table:table-cell>
          <table:table-cell office:value-type="float" office:value="59616440.869999997" table:style-name="ce16">
            <text:p><text:s/>59.616.441<text:s/></text:p>
          </table:table-cell>
          <table:table-cell office:value-type="float" office:value="15606088.23" table:style-name="ce16">
            <text:p><text:s/>15.606.088<text:s/></text:p>
          </table:table-cell>
          <table:table-cell office:value-type="float" office:value="4449734.54" table:style-name="ce16">
            <text:p><text:s/>4.449.735<text:s/></text:p>
          </table:table-cell>
          <table:table-cell office:value-type="float" office:value="100728035.22" table:style-name="ce16">
            <text:p><text:s/>100.728.035<text:s/></text:p>
          </table:table-cell>
          <table:table-cell office:value-type="float" office:value="42033657.669999994" table:style-name="ce16">
            <text:p><text:s/>42.033.658<text:s/></text:p>
          </table:table-cell>
          <table:table-cell office:value-type="float" office:value="1376225.3599999999" table:style-name="ce16">
            <text:p><text:s/>1.376.225<text:s/></text:p>
          </table:table-cell>
          <table:table-cell office:value-type="float" office:value="229423928.93000001" table:style-name="ce16">
            <text:p><text:s/>229.423.929<text:s/></text:p>
          </table:table-cell>
          <table:table-cell office:value-type="float" office:value="8280071.7599999998" table:style-name="ce16">
            <text:p><text:s/>8.280.072<text:s/></text:p>
          </table:table-cell>
          <table:table-cell office:value-type="float" office:value="6064655.1900000004" table:style-name="ce16">
            <text:p><text:s/>6.064.655<text:s/></text:p>
          </table:table-cell>
          <table:table-cell office:value-type="float" office:value="21789176.760000002" table:style-name="ce16">
            <text:p><text:s/>21.789.177<text:s/></text:p>
          </table:table-cell>
          <table:table-cell office:value-type="float" office:value="4300240.6900000004" table:style-name="ce16">
            <text:p><text:s/>4.300.241<text:s/></text:p>
          </table:table-cell>
          <table:table-cell office:value-type="float" office:value="35902485.560000002" table:style-name="ce16">
            <text:p><text:s/>35.902.486<text:s/></text:p>
          </table:table-cell>
          <table:table-cell office:value-type="float" office:value="3218916.0300000003" table:style-name="ce16">
            <text:p><text:s/>3.218.916<text:s/></text:p>
          </table:table-cell>
          <table:table-cell office:value-type="float" office:value="203290329.46000001" table:style-name="ce16">
            <text:p><text:s/>203.290.329<text:s/></text:p>
          </table:table-cell>
          <table:table-cell office:value-type="float" office:value="141057394.18000001" table:style-name="ce16">
            <text:p><text:s/>141.057.394<text:s/></text:p>
          </table:table-cell>
          <table:table-cell office:value-type="float" office:value="5048476.54" table:style-name="ce16">
            <text:p><text:s/>5.048.477<text:s/></text:p>
          </table:table-cell>
          <table:table-cell office:value-type="float" office:value="6544433.8500000006" table:style-name="ce16">
            <text:p><text:s/>6.544.434<text:s/></text:p>
          </table:table-cell>
          <table:table-cell office:value-type="float" office:value="43736.049999999996" table:style-name="ce16">
            <text:p><text:s/>43.736<text:s/></text:p>
          </table:table-cell>
          <table:table-cell office:value-type="float" office:value="226456703.56" table:style-name="ce16">
            <text:p><text:s/>226.456.704<text:s/></text:p>
          </table:table-cell>
          <table:table-cell office:value-type="float" office:value="296728467.48000002" table:style-name="ce16">
            <text:p><text:s/>296.728.467<text:s/></text:p>
          </table:table-cell>
          <table:table-cell office:value-type="float" office:value="6471665.6100000003" table:style-name="ce16">
            <text:p><text:s/>6.471.666<text:s/></text:p>
          </table:table-cell>
          <table:table-cell office:value-type="float" office:value="1244222035.8599999" table:style-name="ce16">
            <text:p><text:s/>1.244.222.036<text:s/></text:p>
          </table:table-cell>
          <table:table-cell office:value-type="float" office:value="1579050.4300000002" table:style-name="ce16">
            <text:p><text:s/>1.579.050<text:s/></text:p>
          </table:table-cell>
          <table:table-cell office:value-type="float" office:value="2676122972.8699994" table:style-name="ce17">
            <text:p><text:s/>2.676.122.973<text:s/></text:p>
          </table:table-cell>
          <table:table-cell table:style-name="ce14"/>
          <table:table-cell table:number-columns-repeated="16354" table:style-name="ce7"/>
        </table:table-row>
        <table:table-row table:style-name="ro1">
          <table:table-cell office:value-type="string" table:style-name="ce6">
            <text:p>IMPOSTO SOBRE A RENDA - TOTAL</text:p>
          </table:table-cell>
          <table:table-cell office:value-type="float" office:value="47499558.439999998" table:style-name="ce16">
            <text:p><text:s/>47.499.558<text:s/></text:p>
          </table:table-cell>
          <table:table-cell office:value-type="float" office:value="128616650.37" table:style-name="ce16">
            <text:p><text:s/>128.616.650<text:s/></text:p>
          </table:table-cell>
          <table:table-cell office:value-type="float" office:value="571576055.38000011" table:style-name="ce16">
            <text:p><text:s/>571.576.055<text:s/></text:p>
          </table:table-cell>
          <table:table-cell office:value-type="float" office:value="35484277.230000004" table:style-name="ce16">
            <text:p><text:s/>35.484.277<text:s/></text:p>
          </table:table-cell>
          <table:table-cell office:value-type="float" office:value="935154925.93000007" table:style-name="ce16">
            <text:p><text:s/>935.154.926<text:s/></text:p>
          </table:table-cell>
          <table:table-cell office:value-type="float" office:value="649313215.11999989" table:style-name="ce16">
            <text:p><text:s/>649.313.215<text:s/></text:p>
          </table:table-cell>
          <table:table-cell office:value-type="float" office:value="5050143599.5199995" table:style-name="ce16">
            <text:p><text:s/>5.050.143.600<text:s/></text:p>
          </table:table-cell>
          <table:table-cell office:value-type="float" office:value="566447970.93000007" table:style-name="ce16">
            <text:p><text:s/>566.447.971<text:s/></text:p>
          </table:table-cell>
          <table:table-cell office:value-type="float" office:value="739867418.79999995" table:style-name="ce16">
            <text:p><text:s/>739.867.419<text:s/></text:p>
          </table:table-cell>
          <table:table-cell office:value-type="float" office:value="219830470.03000003" table:style-name="ce16">
            <text:p><text:s/>219.830.470<text:s/></text:p>
          </table:table-cell>
          <table:table-cell office:value-type="float" office:value="4033476210.7699995" table:style-name="ce16">
            <text:p><text:s/>4.033.476.211<text:s/></text:p>
          </table:table-cell>
          <table:table-cell office:value-type="float" office:value="389907840.24000001" table:style-name="ce16">
            <text:p><text:s/>389.907.840<text:s/></text:p>
          </table:table-cell>
          <table:table-cell office:value-type="float" office:value="576361895.53999996" table:style-name="ce16">
            <text:p><text:s/>576.361.896<text:s/></text:p>
          </table:table-cell>
          <table:table-cell office:value-type="float" office:value="445198023.30000001" table:style-name="ce16">
            <text:p><text:s/>445.198.023<text:s/></text:p>
          </table:table-cell>
          <table:table-cell office:value-type="float" office:value="198147821.92000002" table:style-name="ce16">
            <text:p><text:s/>198.147.822<text:s/></text:p>
          </table:table-cell>
          <table:table-cell office:value-type="float" office:value="658391596.53000009" table:style-name="ce16">
            <text:p><text:s/>658.391.597<text:s/></text:p>
          </table:table-cell>
          <table:table-cell office:value-type="float" office:value="136808209.53" table:style-name="ce16">
            <text:p><text:s/>136.808.210<text:s/></text:p>
          </table:table-cell>
          <table:table-cell office:value-type="float" office:value="2336877396.9200001" table:style-name="ce16">
            <text:p><text:s/>2.336.877.397<text:s/></text:p>
          </table:table-cell>
          <table:table-cell office:value-type="float" office:value="7751620659.8199997" table:style-name="ce16">
            <text:p><text:s/>7.751.620.660<text:s/></text:p>
          </table:table-cell>
          <table:table-cell office:value-type="float" office:value="204420548.47999999" table:style-name="ce16">
            <text:p><text:s/>204.420.548<text:s/></text:p>
          </table:table-cell>
          <table:table-cell office:value-type="float" office:value="124125563.47" table:style-name="ce16">
            <text:p><text:s/>124.125.563<text:s/></text:p>
          </table:table-cell>
          <table:table-cell office:value-type="float" office:value="34728484.589999996" table:style-name="ce16">
            <text:p><text:s/>34.728.485<text:s/></text:p>
          </table:table-cell>
          <table:table-cell office:value-type="float" office:value="2592447331.9699998" table:style-name="ce16">
            <text:p><text:s/>2.592.447.332<text:s/></text:p>
          </table:table-cell>
          <table:table-cell office:value-type="float" office:value="1732812232.9699998" table:style-name="ce16">
            <text:p><text:s/>1.732.812.233<text:s/></text:p>
          </table:table-cell>
          <table:table-cell office:value-type="float" office:value="119624001.38999999" table:style-name="ce16">
            <text:p><text:s/>119.624.001<text:s/></text:p>
          </table:table-cell>
          <table:table-cell office:value-type="float" office:value="21211633180.159996" table:style-name="ce16">
            <text:p><text:s/>21.211.633.180<text:s/></text:p>
          </table:table-cell>
          <table:table-cell office:value-type="float" office:value="108983262.88" table:style-name="ce16">
            <text:p><text:s/>108.983.263<text:s/></text:p>
          </table:table-cell>
          <table:table-cell office:value-type="float" office:value="51599498402.229996" table:style-name="ce17">
            <text:p><text:s/>51.599.498.402<text:s/></text:p>
          </table:table-cell>
          <table:table-cell table:style-name="ce14"/>
          <table:table-cell table:number-columns-repeated="16354"/>
        </table:table-row>
        <table:table-row table:style-name="ro1">
          <table:table-cell office:value-type="string" table:style-name="ce15">
            <text:p><text:s text:c="2"/>IRPF</text:p>
          </table:table-cell>
          <table:table-cell office:value-type="float" office:value="8855985.0899999999" table:style-name="ce16">
            <text:p><text:s/>8.855.985<text:s/></text:p>
          </table:table-cell>
          <table:table-cell office:value-type="float" office:value="26747767.199999999" table:style-name="ce16">
            <text:p><text:s/>26.747.767<text:s/></text:p>
          </table:table-cell>
          <table:table-cell office:value-type="float" office:value="30671627.010000002" table:style-name="ce16">
            <text:p><text:s/>30.671.627<text:s/></text:p>
          </table:table-cell>
          <table:table-cell office:value-type="float" office:value="7304498.0100000007" table:style-name="ce16">
            <text:p><text:s/>7.304.498<text:s/></text:p>
          </table:table-cell>
          <table:table-cell office:value-type="float" office:value="125344356.88999999" table:style-name="ce16">
            <text:p><text:s/>125.344.357<text:s/></text:p>
          </table:table-cell>
          <table:table-cell office:value-type="float" office:value="78722528.909999996" table:style-name="ce16">
            <text:p><text:s/>78.722.529<text:s/></text:p>
          </table:table-cell>
          <table:table-cell office:value-type="float" office:value="107638890.85000001" table:style-name="ce16">
            <text:p><text:s/>107.638.891<text:s/></text:p>
          </table:table-cell>
          <table:table-cell office:value-type="float" office:value="61187350.099999994" table:style-name="ce16">
            <text:p><text:s/>61.187.350<text:s/></text:p>
          </table:table-cell>
          <table:table-cell office:value-type="float" office:value="121878934.38" table:style-name="ce16">
            <text:p><text:s/>121.878.934<text:s/></text:p>
          </table:table-cell>
          <table:table-cell office:value-type="float" office:value="41439397.269999996" table:style-name="ce16">
            <text:p><text:s/>41.439.397<text:s/></text:p>
          </table:table-cell>
          <table:table-cell office:value-type="float" office:value="488696555.50999999" table:style-name="ce16">
            <text:p><text:s/>488.696.556<text:s/></text:p>
          </table:table-cell>
          <table:table-cell office:value-type="float" office:value="81320592.910000011" table:style-name="ce16">
            <text:p><text:s/>81.320.593<text:s/></text:p>
          </table:table-cell>
          <table:table-cell office:value-type="float" office:value="87080635.590000004" table:style-name="ce16">
            <text:p><text:s/>87.080.636<text:s/></text:p>
          </table:table-cell>
          <table:table-cell office:value-type="float" office:value="60334913.470000006" table:style-name="ce16">
            <text:p><text:s/>60.334.913<text:s/></text:p>
          </table:table-cell>
          <table:table-cell office:value-type="float" office:value="38815668.030000001" table:style-name="ce16">
            <text:p><text:s/>38.815.668<text:s/></text:p>
          </table:table-cell>
          <table:table-cell office:value-type="float" office:value="88784886.609999999" table:style-name="ce16">
            <text:p><text:s/>88.784.887<text:s/></text:p>
          </table:table-cell>
          <table:table-cell office:value-type="float" office:value="26614679.82" table:style-name="ce16">
            <text:p><text:s/>26.614.680<text:s/></text:p>
          </table:table-cell>
          <table:table-cell office:value-type="float" office:value="431755272.82999998" table:style-name="ce16">
            <text:p><text:s/>431.755.273<text:s/></text:p>
          </table:table-cell>
          <table:table-cell office:value-type="float" office:value="498253397.02999997" table:style-name="ce16">
            <text:p><text:s/>498.253.397<text:s/></text:p>
          </table:table-cell>
          <table:table-cell office:value-type="float" office:value="35690423.170000002" table:style-name="ce16">
            <text:p><text:s/>35.690.423<text:s/></text:p>
          </table:table-cell>
          <table:table-cell office:value-type="float" office:value="25077050.68" table:style-name="ce16">
            <text:p><text:s/>25.077.051<text:s/></text:p>
          </table:table-cell>
          <table:table-cell office:value-type="float" office:value="7228634.1800000006" table:style-name="ce16">
            <text:p><text:s/>7.228.634<text:s/></text:p>
          </table:table-cell>
          <table:table-cell office:value-type="float" office:value="371487468.07000005" table:style-name="ce16">
            <text:p><text:s/>371.487.468<text:s/></text:p>
          </table:table-cell>
          <table:table-cell office:value-type="float" office:value="161919892.75999999" table:style-name="ce16">
            <text:p><text:s/>161.919.893<text:s/></text:p>
          </table:table-cell>
          <table:table-cell office:value-type="float" office:value="27830031.699999999" table:style-name="ce16">
            <text:p><text:s/>27.830.032<text:s/></text:p>
          </table:table-cell>
          <table:table-cell office:value-type="float" office:value="2022934042.3600001" table:style-name="ce16">
            <text:p><text:s/>2.022.934.042<text:s/></text:p>
          </table:table-cell>
          <table:table-cell office:value-type="float" office:value="15468179.560000001" table:style-name="ce16">
            <text:p><text:s/>15.468.180<text:s/></text:p>
          </table:table-cell>
          <table:table-cell office:value-type="float" office:value="5079083659.9900007" table:style-name="ce17">
            <text:p><text:s/>5.079.083.660<text:s/></text:p>
          </table:table-cell>
          <table:table-cell table:style-name="ce14"/>
          <table:table-cell table:number-columns-repeated="16354"/>
        </table:table-row>
        <table:table-row table:style-name="ro1">
          <table:table-cell office:value-type="string" table:style-name="ce15">
            <text:p><text:s text:c="2"/>IRPJ</text:p>
          </table:table-cell>
          <table:table-cell office:value-type="float" office:value="27936734.270000003" table:style-name="ce16">
            <text:p><text:s/>27.936.734<text:s/></text:p>
          </table:table-cell>
          <table:table-cell office:value-type="float" office:value="63221108.870000005" table:style-name="ce16">
            <text:p><text:s/>63.221.109<text:s/></text:p>
          </table:table-cell>
          <table:table-cell office:value-type="float" office:value="398948014.15000004" table:style-name="ce16">
            <text:p><text:s/>398.948.014<text:s/></text:p>
          </table:table-cell>
          <table:table-cell office:value-type="float" office:value="20301219.800000001" table:style-name="ce16">
            <text:p><text:s/>20.301.220<text:s/></text:p>
          </table:table-cell>
          <table:table-cell office:value-type="float" office:value="579403105.29000008" table:style-name="ce16">
            <text:p><text:s/>579.403.105<text:s/></text:p>
          </table:table-cell>
          <table:table-cell office:value-type="float" office:value="367301529.41999996" table:style-name="ce16">
            <text:p><text:s/>367.301.529<text:s/></text:p>
          </table:table-cell>
          <table:table-cell office:value-type="float" office:value="749244427.12" table:style-name="ce16">
            <text:p><text:s/>749.244.427<text:s/></text:p>
          </table:table-cell>
          <table:table-cell office:value-type="float" office:value="358473698.50999999" table:style-name="ce16">
            <text:p><text:s/>358.473.699<text:s/></text:p>
          </table:table-cell>
          <table:table-cell office:value-type="float" office:value="445343330.93999994" table:style-name="ce16">
            <text:p><text:s/>445.343.331<text:s/></text:p>
          </table:table-cell>
          <table:table-cell office:value-type="float" office:value="129500617.34" table:style-name="ce16">
            <text:p><text:s/>129.500.617<text:s/></text:p>
          </table:table-cell>
          <table:table-cell office:value-type="float" office:value="2711572197.3099995" table:style-name="ce16">
            <text:p><text:s/>2.711.572.197<text:s/></text:p>
          </table:table-cell>
          <table:table-cell office:value-type="float" office:value="240127161.87" table:style-name="ce16">
            <text:p><text:s/>240.127.162<text:s/></text:p>
          </table:table-cell>
          <table:table-cell office:value-type="float" office:value="372564591.04000002" table:style-name="ce16">
            <text:p><text:s/>372.564.591<text:s/></text:p>
          </table:table-cell>
          <table:table-cell office:value-type="float" office:value="286807339.34999996" table:style-name="ce16">
            <text:p><text:s/>286.807.339<text:s/></text:p>
          </table:table-cell>
          <table:table-cell office:value-type="float" office:value="93387432.540000007" table:style-name="ce16">
            <text:p><text:s/>93.387.433<text:s/></text:p>
          </table:table-cell>
          <table:table-cell office:value-type="float" office:value="382005864.52000004" table:style-name="ce16">
            <text:p><text:s/>382.005.865<text:s/></text:p>
          </table:table-cell>
          <table:table-cell office:value-type="float" office:value="78342564.219999999" table:style-name="ce16">
            <text:p><text:s/>78.342.564<text:s/></text:p>
          </table:table-cell>
          <table:table-cell office:value-type="float" office:value="1381676777.1600001" table:style-name="ce16">
            <text:p><text:s/>1.381.676.777<text:s/></text:p>
          </table:table-cell>
          <table:table-cell office:value-type="float" office:value="4491909882.9899998" table:style-name="ce16">
            <text:p><text:s/>4.491.909.883<text:s/></text:p>
          </table:table-cell>
          <table:table-cell office:value-type="float" office:value="111535529.08999999" table:style-name="ce16">
            <text:p><text:s/>111.535.529<text:s/></text:p>
          </table:table-cell>
          <table:table-cell office:value-type="float" office:value="70860366.469999999" table:style-name="ce16">
            <text:p><text:s/>70.860.366<text:s/></text:p>
          </table:table-cell>
          <table:table-cell office:value-type="float" office:value="20028325.699999999" table:style-name="ce16">
            <text:p><text:s/>20.028.326<text:s/></text:p>
          </table:table-cell>
          <table:table-cell office:value-type="float" office:value="1537627918.74" table:style-name="ce16">
            <text:p><text:s/>1.537.627.919<text:s/></text:p>
          </table:table-cell>
          <table:table-cell office:value-type="float" office:value="1221746939.8999999" table:style-name="ce16">
            <text:p><text:s/>1.221.746.940<text:s/></text:p>
          </table:table-cell>
          <table:table-cell office:value-type="float" office:value="55675113.669999994" table:style-name="ce16">
            <text:p><text:s/>55.675.114<text:s/></text:p>
          </table:table-cell>
          <table:table-cell office:value-type="float" office:value="10956459681.599997" table:style-name="ce16">
            <text:p><text:s/>10.956.459.682<text:s/></text:p>
          </table:table-cell>
          <table:table-cell office:value-type="float" office:value="75736210.359999999" table:style-name="ce16">
            <text:p><text:s/>75.736.210<text:s/></text:p>
          </table:table-cell>
          <table:table-cell office:value-type="float" office:value="27227737682.239998" table:style-name="ce17">
            <text:p><text:s/>27.227.737.682<text:s/></text:p>
          </table:table-cell>
          <table:table-cell table:style-name="ce14"/>
          <table:table-cell table:number-columns-repeated="16354"/>
        </table:table-row>
        <table:table-row table:style-name="ro1">
          <table:table-cell office:value-type="string" table:style-name="ce15">
            <text:p><text:s text:c="4"/>ENTIDADES FINANCEIRAS</text:p>
          </table:table-cell>
          <table:table-cell office:value-type="float" office:value="4989.07" table:style-name="ce16">
            <text:p><text:s/>4.989<text:s/></text:p>
          </table:table-cell>
          <table:table-cell office:value-type="float" office:value="8421.7900000000009" table:style-name="ce16">
            <text:p><text:s/>8.422<text:s/></text:p>
          </table:table-cell>
          <table:table-cell office:value-type="float" office:value="412456.22" table:style-name="ce16">
            <text:p><text:s/>412.456<text:s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2129513.39" table:style-name="ce16">
            <text:p><text:s/>2.129.513<text:s/></text:p>
          </table:table-cell>
          <table:table-cell office:value-type="float" office:value="28854201.760000002" table:style-name="ce16">
            <text:p><text:s/>28.854.202<text:s/></text:p>
          </table:table-cell>
          <table:table-cell office:value-type="float" office:value="74039000.25" table:style-name="ce16">
            <text:p><text:s/>74.039.000<text:s/></text:p>
          </table:table-cell>
          <table:table-cell office:value-type="float" office:value="2964143.29" table:style-name="ce16">
            <text:p><text:s/>2.964.143<text:s/></text:p>
          </table:table-cell>
          <table:table-cell office:value-type="float" office:value="1109140.3400000001" table:style-name="ce16">
            <text:p><text:s/>1.109.140<text:s/></text:p>
          </table:table-cell>
          <table:table-cell office:value-type="float" office:value="82094.81" table:style-name="ce16">
            <text:p><text:s/>82.095<text:s/></text:p>
          </table:table-cell>
          <table:table-cell office:value-type="float" office:value="21984228.27" table:style-name="ce16">
            <text:p><text:s/>21.984.228<text:s/></text:p>
          </table:table-cell>
          <table:table-cell office:value-type="float" office:value="36034.550000000003" table:style-name="ce16">
            <text:p><text:s/>36.035<text:s/></text:p>
          </table:table-cell>
          <table:table-cell office:value-type="float" office:value="1287905.32" table:style-name="ce16">
            <text:p><text:s/>1.287.905<text:s/></text:p>
          </table:table-cell>
          <table:table-cell office:value-type="float" office:value="11912104.140000001" table:style-name="ce16">
            <text:p><text:s/>11.912.104<text:s/></text:p>
          </table:table-cell>
          <table:table-cell office:value-type="float" office:value="99422.22" table:style-name="ce16">
            <text:p><text:s/>99.422<text:s/></text:p>
          </table:table-cell>
          <table:table-cell office:value-type="float" office:value="402578.25" table:style-name="ce16">
            <text:p><text:s/>402.578<text:s/></text:p>
          </table:table-cell>
          <table:table-cell office:value-type="float" office:value="10183.73" table:style-name="ce16">
            <text:p><text:s/>10.184<text:s/></text:p>
          </table:table-cell>
          <table:table-cell office:value-type="float" office:value="14323735.65" table:style-name="ce16">
            <text:p><text:s/>14.323.736<text:s/></text:p>
          </table:table-cell>
          <table:table-cell office:value-type="float" office:value="145762803.87" table:style-name="ce16">
            <text:p><text:s/>145.762.804<text:s/></text:p>
          </table:table-cell>
          <table:table-cell office:value-type="float" office:value="18075.990000000002" table:style-name="ce16">
            <text:p><text:s/>18.076<text:s/></text:p>
          </table:table-cell>
          <table:table-cell office:value-type="float" office:value="533506.69999999995" table:style-name="ce16">
            <text:p><text:s/>533.507<text:s/></text:p>
          </table:table-cell>
          <table:table-cell office:value-type="float" office:value="1820.75" table:style-name="ce16">
            <text:p><text:s/>1.821<text:s/></text:p>
          </table:table-cell>
          <table:table-cell office:value-type="float" office:value="40703934.549999997" table:style-name="ce16">
            <text:p><text:s/>40.703.935<text:s/></text:p>
          </table:table-cell>
          <table:table-cell office:value-type="float" office:value="2664014.7999999998" table:style-name="ce16">
            <text:p><text:s/>2.664.015<text:s/></text:p>
          </table:table-cell>
          <table:table-cell office:value-type="float" office:value="4244966.33" table:style-name="ce16">
            <text:p><text:s/>4.244.966<text:s/></text:p>
          </table:table-cell>
          <table:table-cell office:value-type="float" office:value="1013052896.5599999" table:style-name="ce16">
            <text:p><text:s/>1.013.052.897<text:s/></text:p>
          </table:table-cell>
          <table:table-cell office:value-type="float" office:value="34126.5" table:style-name="ce16">
            <text:p><text:s/>34.127<text:s/></text:p>
          </table:table-cell>
          <table:table-cell office:value-type="float" office:value="1366676299.0999999" table:style-name="ce17">
            <text:p><text:s/>1.366.676.299<text:s/></text:p>
          </table:table-cell>
          <table:table-cell table:style-name="ce14"/>
          <table:table-cell table:number-columns-repeated="16354"/>
        </table:table-row>
        <table:table-row table:style-name="ro1">
          <table:table-cell office:value-type="string" table:style-name="ce15">
            <text:p><text:s text:c="4"/>DEMAIS EMPRESAS</text:p>
          </table:table-cell>
          <table:table-cell office:value-type="float" office:value="27931745.200000003" table:style-name="ce16">
            <text:p><text:s/>27.931.745<text:s/></text:p>
          </table:table-cell>
          <table:table-cell office:value-type="float" office:value="63212687.080000006" table:style-name="ce16">
            <text:p><text:s/>63.212.687<text:s/></text:p>
          </table:table-cell>
          <table:table-cell office:value-type="float" office:value="398535557.93000001" table:style-name="ce16">
            <text:p><text:s/>398.535.558<text:s/></text:p>
          </table:table-cell>
          <table:table-cell office:value-type="float" office:value="20301219.800000001" table:style-name="ce16">
            <text:p><text:s/>20.301.220<text:s/></text:p>
          </table:table-cell>
          <table:table-cell office:value-type="float" office:value="577273591.9000001" table:style-name="ce16">
            <text:p><text:s/>577.273.592<text:s/></text:p>
          </table:table-cell>
          <table:table-cell office:value-type="float" office:value="338447327.65999997" table:style-name="ce16">
            <text:p><text:s/>338.447.328<text:s/></text:p>
          </table:table-cell>
          <table:table-cell office:value-type="float" office:value="675205426.87" table:style-name="ce16">
            <text:p><text:s/>675.205.427<text:s/></text:p>
          </table:table-cell>
          <table:table-cell office:value-type="float" office:value="355509555.21999997" table:style-name="ce16">
            <text:p><text:s/>355.509.555<text:s/></text:p>
          </table:table-cell>
          <table:table-cell office:value-type="float" office:value="444234190.59999996" table:style-name="ce16">
            <text:p><text:s/>444.234.191<text:s/></text:p>
          </table:table-cell>
          <table:table-cell office:value-type="float" office:value="129418522.53" table:style-name="ce16">
            <text:p><text:s/>129.418.523<text:s/></text:p>
          </table:table-cell>
          <table:table-cell office:value-type="float" office:value="2689587969.0399995" table:style-name="ce16">
            <text:p><text:s/>2.689.587.969<text:s/></text:p>
          </table:table-cell>
          <table:table-cell office:value-type="float" office:value="240091127.31999999" table:style-name="ce16">
            <text:p><text:s/>240.091.127<text:s/></text:p>
          </table:table-cell>
          <table:table-cell office:value-type="float" office:value="371276685.72000003" table:style-name="ce16">
            <text:p><text:s/>371.276.686<text:s/></text:p>
          </table:table-cell>
          <table:table-cell office:value-type="float" office:value="274895235.20999998" table:style-name="ce16">
            <text:p><text:s/>274.895.235<text:s/></text:p>
          </table:table-cell>
          <table:table-cell office:value-type="float" office:value="93288010.320000008" table:style-name="ce16">
            <text:p><text:s/>93.288.010<text:s/></text:p>
          </table:table-cell>
          <table:table-cell office:value-type="float" office:value="381603286.27000004" table:style-name="ce16">
            <text:p><text:s/>381.603.286<text:s/></text:p>
          </table:table-cell>
          <table:table-cell office:value-type="float" office:value="78332380.489999995" table:style-name="ce16">
            <text:p><text:s/>78.332.380<text:s/></text:p>
          </table:table-cell>
          <table:table-cell office:value-type="float" office:value="1367353041.51" table:style-name="ce16">
            <text:p><text:s/>1.367.353.042<text:s/></text:p>
          </table:table-cell>
          <table:table-cell office:value-type="float" office:value="4346147079.1199999" table:style-name="ce16">
            <text:p><text:s/>4.346.147.079<text:s/></text:p>
          </table:table-cell>
          <table:table-cell office:value-type="float" office:value="111517453.09999999" table:style-name="ce16">
            <text:p><text:s/>111.517.453<text:s/></text:p>
          </table:table-cell>
          <table:table-cell office:value-type="float" office:value="70326859.769999996" table:style-name="ce16">
            <text:p><text:s/>70.326.860<text:s/></text:p>
          </table:table-cell>
          <table:table-cell office:value-type="float" office:value="20026504.949999999" table:style-name="ce16">
            <text:p><text:s/>20.026.505<text:s/></text:p>
          </table:table-cell>
          <table:table-cell office:value-type="float" office:value="1496923984.1900001" table:style-name="ce16">
            <text:p><text:s/>1.496.923.984<text:s/></text:p>
          </table:table-cell>
          <table:table-cell office:value-type="float" office:value="1219082925.0999999" table:style-name="ce16">
            <text:p><text:s/>1.219.082.925<text:s/></text:p>
          </table:table-cell>
          <table:table-cell office:value-type="float" office:value="51430147.339999996" table:style-name="ce16">
            <text:p><text:s/>51.430.147<text:s/></text:p>
          </table:table-cell>
          <table:table-cell office:value-type="float" office:value="9943406785.0399971" table:style-name="ce16">
            <text:p><text:s/>9.943.406.785<text:s/></text:p>
          </table:table-cell>
          <table:table-cell office:value-type="float" office:value="75702083.859999999" table:style-name="ce16">
            <text:p><text:s/>75.702.084<text:s/></text:p>
          </table:table-cell>
          <table:table-cell office:value-type="float" office:value="25861061383.139999" table:style-name="ce17">
            <text:p><text:s/>25.861.061.383<text:s/></text:p>
          </table:table-cell>
          <table:table-cell table:style-name="ce14"/>
          <table:table-cell table:number-columns-repeated="16354"/>
        </table:table-row>
        <table:table-row table:style-name="ro1">
          <table:table-cell office:value-type="string" table:style-name="ce15">
            <text:p><text:s text:c="2"/>IMPOSTO S/ RENDA RETIDO NA FONTE</text:p>
          </table:table-cell>
          <table:table-cell office:value-type="float" office:value="10706839.08" table:style-name="ce16">
            <text:p><text:s/>10.706.839<text:s/></text:p>
          </table:table-cell>
          <table:table-cell office:value-type="float" office:value="38647774.299999997" table:style-name="ce16">
            <text:p><text:s/>38.647.774<text:s/></text:p>
          </table:table-cell>
          <table:table-cell office:value-type="float" office:value="141956414.22000003" table:style-name="ce16">
            <text:p><text:s/>141.956.414<text:s/></text:p>
          </table:table-cell>
          <table:table-cell office:value-type="float" office:value="7878559.4199999999" table:style-name="ce16">
            <text:p><text:s/>7.878.559<text:s/></text:p>
          </table:table-cell>
          <table:table-cell office:value-type="float" office:value="230407463.75" table:style-name="ce16">
            <text:p><text:s/>230.407.464<text:s/></text:p>
          </table:table-cell>
          <table:table-cell office:value-type="float" office:value="203289156.79000002" table:style-name="ce16">
            <text:p><text:s/>203.289.157<text:s/></text:p>
          </table:table-cell>
          <table:table-cell office:value-type="float" office:value="4193260281.5499997" table:style-name="ce16">
            <text:p><text:s/>4.193.260.282<text:s/></text:p>
          </table:table-cell>
          <table:table-cell office:value-type="float" office:value="146786922.31999999" table:style-name="ce16">
            <text:p><text:s/>146.786.922<text:s/></text:p>
          </table:table-cell>
          <table:table-cell office:value-type="float" office:value="172645153.47999999" table:style-name="ce16">
            <text:p><text:s/>172.645.153<text:s/></text:p>
          </table:table-cell>
          <table:table-cell office:value-type="float" office:value="48890455.420000002" table:style-name="ce16">
            <text:p><text:s/>48.890.455<text:s/></text:p>
          </table:table-cell>
          <table:table-cell office:value-type="float" office:value="833207457.95000005" table:style-name="ce16">
            <text:p><text:s/>833.207.458<text:s/></text:p>
          </table:table-cell>
          <table:table-cell office:value-type="float" office:value="68460085.459999993" table:style-name="ce16">
            <text:p><text:s/>68.460.085<text:s/></text:p>
          </table:table-cell>
          <table:table-cell office:value-type="float" office:value="116716668.91" table:style-name="ce16">
            <text:p><text:s/>116.716.669<text:s/></text:p>
          </table:table-cell>
          <table:table-cell office:value-type="float" office:value="98055770.480000004" table:style-name="ce16">
            <text:p><text:s/>98.055.770<text:s/></text:p>
          </table:table-cell>
          <table:table-cell office:value-type="float" office:value="65944721.350000001" table:style-name="ce16">
            <text:p><text:s/>65.944.721<text:s/></text:p>
          </table:table-cell>
          <table:table-cell office:value-type="float" office:value="187600845.40000001" table:style-name="ce16">
            <text:p><text:s/>187.600.845<text:s/></text:p>
          </table:table-cell>
          <table:table-cell office:value-type="float" office:value="31850965.489999998" table:style-name="ce16">
            <text:p><text:s/>31.850.965<text:s/></text:p>
          </table:table-cell>
          <table:table-cell office:value-type="float" office:value="523445346.93000001" table:style-name="ce16">
            <text:p><text:s/>523.445.347<text:s/></text:p>
          </table:table-cell>
          <table:table-cell office:value-type="float" office:value="2761457379.8000007" table:style-name="ce16">
            <text:p><text:s/>2.761.457.380<text:s/></text:p>
          </table:table-cell>
          <table:table-cell office:value-type="float" office:value="57194596.219999999" table:style-name="ce16">
            <text:p><text:s/>57.194.596<text:s/></text:p>
          </table:table-cell>
          <table:table-cell office:value-type="float" office:value="28188146.32" table:style-name="ce16">
            <text:p><text:s/>28.188.146<text:s/></text:p>
          </table:table-cell>
          <table:table-cell office:value-type="float" office:value="7471524.71" table:style-name="ce16">
            <text:p><text:s/>7.471.525<text:s/></text:p>
          </table:table-cell>
          <table:table-cell office:value-type="float" office:value="683331945.15999997" table:style-name="ce16">
            <text:p><text:s/>683.331.945<text:s/></text:p>
          </table:table-cell>
          <table:table-cell office:value-type="float" office:value="349145400.31" table:style-name="ce16">
            <text:p><text:s/>349.145.400<text:s/></text:p>
          </table:table-cell>
          <table:table-cell office:value-type="float" office:value="36118856.019999996" table:style-name="ce16">
            <text:p><text:s/>36.118.856<text:s/></text:p>
          </table:table-cell>
          <table:table-cell office:value-type="float" office:value="8232239456.1999998" table:style-name="ce16">
            <text:p><text:s/>8.232.239.456<text:s/></text:p>
          </table:table-cell>
          <table:table-cell office:value-type="float" office:value="17778872.960000001" table:style-name="ce16">
            <text:p><text:s/>17.778.873<text:s/></text:p>
          </table:table-cell>
          <table:table-cell office:value-type="float" office:value="19292677059.999996" table:style-name="ce17">
            <text:p><text:s/>19.292.677.060<text:s/></text:p>
          </table:table-cell>
          <table:table-cell table:style-name="ce14"/>
          <table:table-cell table:number-columns-repeated="16354"/>
        </table:table-row>
        <table:table-row table:style-name="ro1">
          <table:table-cell office:value-type="string" table:style-name="ce15">
            <text:p><text:s text:c="4"/>IRRF - RENDIMENTOS DO TRABALHO</text:p>
          </table:table-cell>
          <table:table-cell office:value-type="float" office:value="8682271.1999999993" table:style-name="ce16">
            <text:p><text:s/>8.682.271<text:s/></text:p>
          </table:table-cell>
          <table:table-cell office:value-type="float" office:value="33345955.960000001" table:style-name="ce16">
            <text:p><text:s/>33.345.956<text:s/></text:p>
          </table:table-cell>
          <table:table-cell office:value-type="float" office:value="83819886.650000006" table:style-name="ce16">
            <text:p><text:s/>83.819.887<text:s/></text:p>
          </table:table-cell>
          <table:table-cell office:value-type="float" office:value="6224318.8399999999" table:style-name="ce16">
            <text:p><text:s/>6.224.319<text:s/></text:p>
          </table:table-cell>
          <table:table-cell office:value-type="float" office:value="177770440.75" table:style-name="ce16">
            <text:p><text:s/>177.770.441<text:s/></text:p>
          </table:table-cell>
          <table:table-cell office:value-type="float" office:value="158500141.93000001" table:style-name="ce16">
            <text:p><text:s/>158.500.142<text:s/></text:p>
          </table:table-cell>
          <table:table-cell office:value-type="float" office:value="3481963402.4699998" table:style-name="ce16">
            <text:p><text:s/>3.481.963.402<text:s/></text:p>
          </table:table-cell>
          <table:table-cell office:value-type="float" office:value="100220166.58" table:style-name="ce16">
            <text:p><text:s/>100.220.167<text:s/></text:p>
          </table:table-cell>
          <table:table-cell office:value-type="float" office:value="145800949.75999999" table:style-name="ce16">
            <text:p><text:s/>145.800.950<text:s/></text:p>
          </table:table-cell>
          <table:table-cell office:value-type="float" office:value="43708270.060000002" table:style-name="ce16">
            <text:p><text:s/>43.708.270<text:s/></text:p>
          </table:table-cell>
          <table:table-cell office:value-type="float" office:value="556021552.71000004" table:style-name="ce16">
            <text:p><text:s/>556.021.553<text:s/></text:p>
          </table:table-cell>
          <table:table-cell office:value-type="float" office:value="54176076.979999997" table:style-name="ce16">
            <text:p><text:s/>54.176.077<text:s/></text:p>
          </table:table-cell>
          <table:table-cell office:value-type="float" office:value="93917348.379999995" table:style-name="ce16">
            <text:p><text:s/>93.917.348<text:s/></text:p>
          </table:table-cell>
          <table:table-cell office:value-type="float" office:value="85164709.75" table:style-name="ce16">
            <text:p><text:s/>85.164.710<text:s/></text:p>
          </table:table-cell>
          <table:table-cell office:value-type="float" office:value="60488611.100000001" table:style-name="ce16">
            <text:p><text:s/>60.488.611<text:s/></text:p>
          </table:table-cell>
          <table:table-cell office:value-type="float" office:value="154733690.94" table:style-name="ce16">
            <text:p><text:s/>154.733.691<text:s/></text:p>
          </table:table-cell>
          <table:table-cell office:value-type="float" office:value="26932638.52" table:style-name="ce16">
            <text:p><text:s/>26.932.639<text:s/></text:p>
          </table:table-cell>
          <table:table-cell office:value-type="float" office:value="362262163.42000002" table:style-name="ce16">
            <text:p><text:s/>362.262.163<text:s/></text:p>
          </table:table-cell>
          <table:table-cell office:value-type="float" office:value="1222796302.47" table:style-name="ce16">
            <text:p><text:s/>1.222.796.302<text:s/></text:p>
          </table:table-cell>
          <table:table-cell office:value-type="float" office:value="47769644.189999998" table:style-name="ce16">
            <text:p><text:s/>47.769.644<text:s/></text:p>
          </table:table-cell>
          <table:table-cell office:value-type="float" office:value="23736586.890000001" table:style-name="ce16">
            <text:p><text:s/>23.736.587<text:s/></text:p>
          </table:table-cell>
          <table:table-cell office:value-type="float" office:value="6387360.3799999999" table:style-name="ce16">
            <text:p><text:s/>6.387.360<text:s/></text:p>
          </table:table-cell>
          <table:table-cell office:value-type="float" office:value="447567054.30000001" table:style-name="ce16">
            <text:p><text:s/>447.567.054<text:s/></text:p>
          </table:table-cell>
          <table:table-cell office:value-type="float" office:value="257825341.78999999" table:style-name="ce16">
            <text:p><text:s/>257.825.342<text:s/></text:p>
          </table:table-cell>
          <table:table-cell office:value-type="float" office:value="29130075.899999999" table:style-name="ce16">
            <text:p><text:s/>29.130.076<text:s/></text:p>
          </table:table-cell>
          <table:table-cell office:value-type="float" office:value="3690395868.9099998" table:style-name="ce16">
            <text:p><text:s/>3.690.395.869<text:s/></text:p>
          </table:table-cell>
          <table:table-cell office:value-type="float" office:value="15624439.710000001" table:style-name="ce16">
            <text:p><text:s/>15.624.440<text:s/></text:p>
          </table:table-cell>
          <table:table-cell office:value-type="float" office:value="11374965270.539999" table:style-name="ce17">
            <text:p><text:s/>11.374.965.271<text:s/></text:p>
          </table:table-cell>
          <table:table-cell table:style-name="ce14"/>
          <table:table-cell table:number-columns-repeated="16354"/>
        </table:table-row>
        <table:table-row table:style-name="ro1">
          <table:table-cell office:value-type="string" table:style-name="ce15">
            <text:p><text:s text:c="4"/>IRRF - RENDIMENTOS DO CAPITAL</text:p>
          </table:table-cell>
          <table:table-cell office:value-type="float" office:value="755924.55" table:style-name="ce16">
            <text:p><text:s/>755.925<text:s/></text:p>
          </table:table-cell>
          <table:table-cell office:value-type="float" office:value="2291639.87" table:style-name="ce16">
            <text:p><text:s/>2.291.640<text:s/></text:p>
          </table:table-cell>
          <table:table-cell office:value-type="float" office:value="6928004.2599999998" table:style-name="ce16">
            <text:p><text:s/>6.928.004<text:s/></text:p>
          </table:table-cell>
          <table:table-cell office:value-type="float" office:value="1027856.8400000001" table:style-name="ce16">
            <text:p><text:s/>1.027.857<text:s/></text:p>
          </table:table-cell>
          <table:table-cell office:value-type="float" office:value="22075553.909999996" table:style-name="ce16">
            <text:p><text:s/>22.075.554<text:s/></text:p>
          </table:table-cell>
          <table:table-cell office:value-type="float" office:value="20396977.32" table:style-name="ce16">
            <text:p><text:s/>20.396.977<text:s/></text:p>
          </table:table-cell>
          <table:table-cell office:value-type="float" office:value="262947663.03000003" table:style-name="ce16">
            <text:p><text:s/>262.947.663<text:s/></text:p>
          </table:table-cell>
          <table:table-cell office:value-type="float" office:value="17011098.689999998" table:style-name="ce16">
            <text:p><text:s/>17.011.099<text:s/></text:p>
          </table:table-cell>
          <table:table-cell office:value-type="float" office:value="12609405.01" table:style-name="ce16">
            <text:p><text:s/>12.609.405<text:s/></text:p>
          </table:table-cell>
          <table:table-cell office:value-type="float" office:value="1799007.28" table:style-name="ce16">
            <text:p><text:s/>1.799.007<text:s/></text:p>
          </table:table-cell>
          <table:table-cell office:value-type="float" office:value="89244811.539999992" table:style-name="ce16">
            <text:p><text:s/>89.244.812<text:s/></text:p>
          </table:table-cell>
          <table:table-cell office:value-type="float" office:value="8045861.4000000004" table:style-name="ce16">
            <text:p><text:s/>8.045.861<text:s/></text:p>
          </table:table-cell>
          <table:table-cell office:value-type="float" office:value="8705956.7199999988" table:style-name="ce16">
            <text:p><text:s/>8.705.957<text:s/></text:p>
          </table:table-cell>
          <table:table-cell office:value-type="float" office:value="3687948.74" table:style-name="ce16">
            <text:p><text:s/>3.687.949<text:s/></text:p>
          </table:table-cell>
          <table:table-cell office:value-type="float" office:value="2334739.14" table:style-name="ce16">
            <text:p><text:s/>2.334.739<text:s/></text:p>
          </table:table-cell>
          <table:table-cell office:value-type="float" office:value="16305418.780000001" table:style-name="ce16">
            <text:p><text:s/>16.305.419<text:s/></text:p>
          </table:table-cell>
          <table:table-cell office:value-type="float" office:value="1465613.1400000001" table:style-name="ce16">
            <text:p><text:s/>1.465.613<text:s/></text:p>
          </table:table-cell>
          <table:table-cell office:value-type="float" office:value="81677255.700000003" table:style-name="ce16">
            <text:p><text:s/>81.677.256<text:s/></text:p>
          </table:table-cell>
          <table:table-cell office:value-type="float" office:value="998132268.21000004" table:style-name="ce16">
            <text:p><text:s/>998.132.268<text:s/></text:p>
          </table:table-cell>
          <table:table-cell office:value-type="float" office:value="3718137.72" table:style-name="ce16">
            <text:p><text:s/>3.718.138<text:s/></text:p>
          </table:table-cell>
          <table:table-cell office:value-type="float" office:value="2381025.4" table:style-name="ce16">
            <text:p><text:s/>2.381.025<text:s/></text:p>
          </table:table-cell>
          <table:table-cell office:value-type="float" office:value="365226.83" table:style-name="ce16">
            <text:p><text:s/>365.227<text:s/></text:p>
          </table:table-cell>
          <table:table-cell office:value-type="float" office:value="104391394.15000001" table:style-name="ce16">
            <text:p><text:s/>104.391.394<text:s/></text:p>
          </table:table-cell>
          <table:table-cell office:value-type="float" office:value="48749085.350000001" table:style-name="ce16">
            <text:p><text:s/>48.749.085<text:s/></text:p>
          </table:table-cell>
          <table:table-cell office:value-type="float" office:value="2457746.31" table:style-name="ce16">
            <text:p><text:s/>2.457.746<text:s/></text:p>
          </table:table-cell>
          <table:table-cell office:value-type="float" office:value="2077396332.0899999" table:style-name="ce16">
            <text:p><text:s/>2.077.396.332<text:s/></text:p>
          </table:table-cell>
          <table:table-cell office:value-type="float" office:value="657563.27" table:style-name="ce16">
            <text:p><text:s/>657.563<text:s/></text:p>
          </table:table-cell>
          <table:table-cell office:value-type="float" office:value="3797559515.25" table:style-name="ce17">
            <text:p><text:s/>3.797.559.515<text:s/></text:p>
          </table:table-cell>
          <table:table-cell table:style-name="ce14"/>
          <table:table-cell table:number-columns-repeated="16354"/>
        </table:table-row>
        <table:table-row table:style-name="ro1">
          <table:table-cell office:value-type="string" table:style-name="ce15">
            <text:p><text:s text:c="4"/>IRRF - REMESSAS P/ EXTERIOR</text:p>
          </table:table-cell>
          <table:table-cell office:value-type="float" office:value="96287.73" table:style-name="ce16">
            <text:p><text:s/>96.288<text:s/></text:p>
          </table:table-cell>
          <table:table-cell office:value-type="float" office:value="320391.36" table:style-name="ce16">
            <text:p><text:s/>320.391<text:s/></text:p>
          </table:table-cell>
          <table:table-cell office:value-type="float" office:value="44121218.729999997" table:style-name="ce16">
            <text:p><text:s/>44.121.219<text:s/></text:p>
          </table:table-cell>
          <table:table-cell office:value-type="float" office:value="52030.63" table:style-name="ce16">
            <text:p><text:s/>52.031<text:s/></text:p>
          </table:table-cell>
          <table:table-cell office:value-type="float" office:value="13457061.17" table:style-name="ce16">
            <text:p><text:s/>13.457.061<text:s/></text:p>
          </table:table-cell>
          <table:table-cell office:value-type="float" office:value="11175492.68" table:style-name="ce16">
            <text:p><text:s/>11.175.493<text:s/></text:p>
          </table:table-cell>
          <table:table-cell office:value-type="float" office:value="217740028.34999999" table:style-name="ce16">
            <text:p><text:s/>217.740.028<text:s/></text:p>
          </table:table-cell>
          <table:table-cell office:value-type="float" office:value="20493243.949999999" table:style-name="ce16">
            <text:p><text:s/>20.493.244<text:s/></text:p>
          </table:table-cell>
          <table:table-cell office:value-type="float" office:value="3865435.41" table:style-name="ce16">
            <text:p><text:s/>3.865.435<text:s/></text:p>
          </table:table-cell>
          <table:table-cell office:value-type="float" office:value="389712.91" table:style-name="ce16">
            <text:p><text:s/>389.713<text:s/></text:p>
          </table:table-cell>
          <table:table-cell office:value-type="float" office:value="129068190.98999999" table:style-name="ce16">
            <text:p><text:s/>129.068.191<text:s/></text:p>
          </table:table-cell>
          <table:table-cell office:value-type="float" office:value="2180678.5299999998" table:style-name="ce16">
            <text:p><text:s/>2.180.679<text:s/></text:p>
          </table:table-cell>
          <table:table-cell office:value-type="float" office:value="8003112.4100000001" table:style-name="ce16">
            <text:p><text:s/>8.003.112<text:s/></text:p>
          </table:table-cell>
          <table:table-cell office:value-type="float" office:value="3639830.15" table:style-name="ce16">
            <text:p><text:s/>3.639.830<text:s/></text:p>
          </table:table-cell>
          <table:table-cell office:value-type="float" office:value="559852.46" table:style-name="ce16">
            <text:p><text:s/>559.852<text:s/></text:p>
          </table:table-cell>
          <table:table-cell office:value-type="float" office:value="7024751.6799999997" table:style-name="ce16">
            <text:p><text:s/>7.024.752<text:s/></text:p>
          </table:table-cell>
          <table:table-cell office:value-type="float" office:value="1161030.5900000001" table:style-name="ce16">
            <text:p><text:s/>1.161.031<text:s/></text:p>
          </table:table-cell>
          <table:table-cell office:value-type="float" office:value="48725173.350000001" table:style-name="ce16">
            <text:p><text:s/>48.725.173<text:s/></text:p>
          </table:table-cell>
          <table:table-cell office:value-type="float" office:value="393639358.80000001" table:style-name="ce16">
            <text:p><text:s/>393.639.359<text:s/></text:p>
          </table:table-cell>
          <table:table-cell office:value-type="float" office:value="3176546.02" table:style-name="ce16">
            <text:p><text:s/>3.176.546<text:s/></text:p>
          </table:table-cell>
          <table:table-cell office:value-type="float" office:value="176881.32" table:style-name="ce16">
            <text:p><text:s/>176.881<text:s/></text:p>
          </table:table-cell>
          <table:table-cell office:value-type="float" office:value="37413.360000000001" table:style-name="ce16">
            <text:p><text:s/>37.413<text:s/></text:p>
          </table:table-cell>
          <table:table-cell office:value-type="float" office:value="94029595.560000002" table:style-name="ce16">
            <text:p><text:s/>94.029.596<text:s/></text:p>
          </table:table-cell>
          <table:table-cell office:value-type="float" office:value="19225860.48" table:style-name="ce16">
            <text:p><text:s/>19.225.860<text:s/></text:p>
          </table:table-cell>
          <table:table-cell office:value-type="float" office:value="1798277.61" table:style-name="ce16">
            <text:p><text:s/>1.798.278<text:s/></text:p>
          </table:table-cell>
          <table:table-cell office:value-type="float" office:value="1885650703.9200001" table:style-name="ce16">
            <text:p><text:s/>1.885.650.704<text:s/></text:p>
          </table:table-cell>
          <table:table-cell office:value-type="float" office:value="242127.81" table:style-name="ce16">
            <text:p><text:s/>242.128<text:s/></text:p>
          </table:table-cell>
          <table:table-cell office:value-type="float" office:value="2910050287.96" table:style-name="ce17">
            <text:p><text:s/>2.910.050.288<text:s/></text:p>
          </table:table-cell>
          <table:table-cell table:style-name="ce14"/>
          <table:table-cell table:number-columns-repeated="16354"/>
        </table:table-row>
        <table:table-row table:style-name="ro1">
          <table:table-cell office:value-type="string" table:style-name="ce15">
            <text:p><text:s text:c="4"/>IRRF - OUTROS RENDIMENTOS</text:p>
          </table:table-cell>
          <table:table-cell office:value-type="float" office:value="1172355.5999999999" table:style-name="ce16">
            <text:p><text:s/>1.172.356<text:s/></text:p>
          </table:table-cell>
          <table:table-cell office:value-type="float" office:value="2689787.11" table:style-name="ce16">
            <text:p><text:s/>2.689.787<text:s/></text:p>
          </table:table-cell>
          <table:table-cell office:value-type="float" office:value="7087304.5800000001" table:style-name="ce16">
            <text:p><text:s/>7.087.305<text:s/></text:p>
          </table:table-cell>
          <table:table-cell office:value-type="float" office:value="574353.11" table:style-name="ce16">
            <text:p><text:s/>574.353<text:s/></text:p>
          </table:table-cell>
          <table:table-cell office:value-type="float" office:value="17104407.920000002" table:style-name="ce16">
            <text:p><text:s/>17.104.408<text:s/></text:p>
          </table:table-cell>
          <table:table-cell office:value-type="float" office:value="13216544.859999999" table:style-name="ce16">
            <text:p><text:s/>13.216.545<text:s/></text:p>
          </table:table-cell>
          <table:table-cell office:value-type="float" office:value="230609187.70000002" table:style-name="ce16">
            <text:p><text:s/>230.609.188<text:s/></text:p>
          </table:table-cell>
          <table:table-cell office:value-type="float" office:value="9062413.0999999996" table:style-name="ce16">
            <text:p><text:s/>9.062.413<text:s/></text:p>
          </table:table-cell>
          <table:table-cell office:value-type="float" office:value="10369363.300000001" table:style-name="ce16">
            <text:p><text:s/>10.369.363<text:s/></text:p>
          </table:table-cell>
          <table:table-cell office:value-type="float" office:value="2993465.17" table:style-name="ce16">
            <text:p><text:s/>2.993.465<text:s/></text:p>
          </table:table-cell>
          <table:table-cell office:value-type="float" office:value="58872902.710000001" table:style-name="ce16">
            <text:p><text:s/>58.872.903<text:s/></text:p>
          </table:table-cell>
          <table:table-cell office:value-type="float" office:value="4057468.5500000003" table:style-name="ce16">
            <text:p><text:s/>4.057.469<text:s/></text:p>
          </table:table-cell>
          <table:table-cell office:value-type="float" office:value="6090251.4000000004" table:style-name="ce16">
            <text:p><text:s/>6.090.251<text:s/></text:p>
          </table:table-cell>
          <table:table-cell office:value-type="float" office:value="5563281.8399999999" table:style-name="ce16">
            <text:p><text:s/>5.563.282<text:s/></text:p>
          </table:table-cell>
          <table:table-cell office:value-type="float" office:value="2561518.6500000004" table:style-name="ce16">
            <text:p><text:s/>2.561.519<text:s/></text:p>
          </table:table-cell>
          <table:table-cell office:value-type="float" office:value="9536984" table:style-name="ce16">
            <text:p><text:s/>9.536.984<text:s/></text:p>
          </table:table-cell>
          <table:table-cell office:value-type="float" office:value="2291683.2399999998" table:style-name="ce16">
            <text:p><text:s/>2.291.683<text:s/></text:p>
          </table:table-cell>
          <table:table-cell office:value-type="float" office:value="30780754.460000001" table:style-name="ce16">
            <text:p><text:s/>30.780.754<text:s/></text:p>
          </table:table-cell>
          <table:table-cell office:value-type="float" office:value="146889450.31999999" table:style-name="ce16">
            <text:p><text:s/>146.889.450<text:s/></text:p>
          </table:table-cell>
          <table:table-cell office:value-type="float" office:value="2530268.2899999996" table:style-name="ce16">
            <text:p><text:s/>2.530.268<text:s/></text:p>
          </table:table-cell>
          <table:table-cell office:value-type="float" office:value="1893652.7100000002" table:style-name="ce16">
            <text:p><text:s/>1.893.653<text:s/></text:p>
          </table:table-cell>
          <table:table-cell office:value-type="float" office:value="681524.14" table:style-name="ce16">
            <text:p><text:s/>681.524<text:s/></text:p>
          </table:table-cell>
          <table:table-cell office:value-type="float" office:value="37343901.149999999" table:style-name="ce16">
            <text:p><text:s/>37.343.901<text:s/></text:p>
          </table:table-cell>
          <table:table-cell office:value-type="float" office:value="23345112.689999998" table:style-name="ce16">
            <text:p><text:s/>23.345.113<text:s/></text:p>
          </table:table-cell>
          <table:table-cell office:value-type="float" office:value="2732756.2" table:style-name="ce16">
            <text:p><text:s/>2.732.756<text:s/></text:p>
          </table:table-cell>
          <table:table-cell office:value-type="float" office:value="578796551.27999997" table:style-name="ce16">
            <text:p><text:s/>578.796.551<text:s/></text:p>
          </table:table-cell>
          <table:table-cell office:value-type="float" office:value="1254742.17" table:style-name="ce16">
            <text:p><text:s/>1.254.742<text:s/></text:p>
          </table:table-cell>
          <table:table-cell office:value-type="float" office:value="1210101986.25" table:style-name="ce17">
            <text:p><text:s/>1.210.101.986<text:s/></text:p>
          </table:table-cell>
          <table:table-cell table:style-name="ce14"/>
          <table:table-cell table:number-columns-repeated="16354"/>
        </table:table-row>
        <table:table-row table:style-name="ro1">
          <table:table-cell office:value-type="string" table:style-name="ce6">
            <text:p>IMPOSTO S/ OPERAÇÕES FINANCEIRAS</text:p>
          </table:table-cell>
          <table:table-cell office:value-type="float" office:value="514495.67" table:style-name="ce16">
            <text:p><text:s/>514.496<text:s/></text:p>
          </table:table-cell>
          <table:table-cell office:value-type="float" office:value="1244230.0899999999" table:style-name="ce16">
            <text:p><text:s/>1.244.230<text:s/></text:p>
          </table:table-cell>
          <table:table-cell office:value-type="float" office:value="3647791.7199999997" table:style-name="ce16">
            <text:p><text:s/>3.647.792<text:s/></text:p>
          </table:table-cell>
          <table:table-cell office:value-type="float" office:value="247428.59" table:style-name="ce16">
            <text:p><text:s/>247.429<text:s/></text:p>
          </table:table-cell>
          <table:table-cell office:value-type="float" office:value="8098454.4699999997" table:style-name="ce16">
            <text:p><text:s/>8.098.454<text:s/></text:p>
          </table:table-cell>
          <table:table-cell office:value-type="float" office:value="4926369.42" table:style-name="ce16">
            <text:p><text:s/>4.926.369<text:s/></text:p>
          </table:table-cell>
          <table:table-cell office:value-type="float" office:value="730128025.0200001" table:style-name="ce16">
            <text:p><text:s/>730.128.025<text:s/></text:p>
          </table:table-cell>
          <table:table-cell office:value-type="float" office:value="23605080.32" table:style-name="ce16">
            <text:p><text:s/>23.605.080<text:s/></text:p>
          </table:table-cell>
          <table:table-cell office:value-type="float" office:value="21392350.02" table:style-name="ce16">
            <text:p><text:s/>21.392.350<text:s/></text:p>
          </table:table-cell>
          <table:table-cell office:value-type="float" office:value="624240.43000000005" table:style-name="ce16">
            <text:p><text:s/>624.240<text:s/></text:p>
          </table:table-cell>
          <table:table-cell office:value-type="float" office:value="117422543.23999999" table:style-name="ce16">
            <text:p><text:s/>117.422.543<text:s/></text:p>
          </table:table-cell>
          <table:table-cell office:value-type="float" office:value="10999982.84" table:style-name="ce16">
            <text:p><text:s/>10.999.983<text:s/></text:p>
          </table:table-cell>
          <table:table-cell office:value-type="float" office:value="35989825.469999999" table:style-name="ce16">
            <text:p><text:s/>35.989.825<text:s/></text:p>
          </table:table-cell>
          <table:table-cell office:value-type="float" office:value="53335945.170000002" table:style-name="ce16">
            <text:p><text:s/>53.335.945<text:s/></text:p>
          </table:table-cell>
          <table:table-cell office:value-type="float" office:value="3086952.79" table:style-name="ce16">
            <text:p><text:s/>3.086.953<text:s/></text:p>
          </table:table-cell>
          <table:table-cell office:value-type="float" office:value="5569481.2800000012" table:style-name="ce16">
            <text:p><text:s/>5.569.481<text:s/></text:p>
          </table:table-cell>
          <table:table-cell office:value-type="float" office:value="501473.32" table:style-name="ce16">
            <text:p><text:s/>501.473<text:s/></text:p>
          </table:table-cell>
          <table:table-cell office:value-type="float" office:value="94845842.939999998" table:style-name="ce16">
            <text:p><text:s/>94.845.843<text:s/></text:p>
          </table:table-cell>
          <table:table-cell office:value-type="float" office:value="200358077.63000005" table:style-name="ce16">
            <text:p><text:s/>200.358.078<text:s/></text:p>
          </table:table-cell>
          <table:table-cell office:value-type="float" office:value="1226274.3299999998" table:style-name="ce16">
            <text:p><text:s/>1.226.274<text:s/></text:p>
          </table:table-cell>
          <table:table-cell office:value-type="float" office:value="15536797.000000002" table:style-name="ce16">
            <text:p><text:s/>15.536.797<text:s/></text:p>
          </table:table-cell>
          <table:table-cell office:value-type="float" office:value="73049.049999999988" table:style-name="ce16">
            <text:p><text:s/>73.049<text:s/></text:p>
          </table:table-cell>
          <table:table-cell office:value-type="float" office:value="150442333.20000002" table:style-name="ce16">
            <text:p><text:s/>150.442.333<text:s/></text:p>
          </table:table-cell>
          <table:table-cell office:value-type="float" office:value="54658213.329999998" table:style-name="ce16">
            <text:p><text:s/>54.658.213<text:s/></text:p>
          </table:table-cell>
          <table:table-cell office:value-type="float" office:value="4031493.15" table:style-name="ce16">
            <text:p><text:s/>4.031.493<text:s/></text:p>
          </table:table-cell>
          <table:table-cell office:value-type="float" office:value="2768271569.1700001" table:style-name="ce16">
            <text:p><text:s/>2.768.271.569<text:s/></text:p>
          </table:table-cell>
          <table:table-cell office:value-type="float" office:value="316935.8" table:style-name="ce16">
            <text:p><text:s/>316.936<text:s/></text:p>
          </table:table-cell>
          <table:table-cell office:value-type="float" office:value="4311095255.46" table:style-name="ce17">
            <text:p><text:s/>4.311.095.255<text:s/></text:p>
          </table:table-cell>
          <table:table-cell table:style-name="ce14"/>
          <table:table-cell table:number-columns-repeated="16354"/>
        </table:table-row>
        <table:table-row table:style-name="ro1">
          <table:table-cell office:value-type="string" table:style-name="ce15">
            <text:p>IMPOSTO TERRITORIAL RURAL</text:p>
          </table:table-cell>
          <table:table-cell office:value-type="float" office:value="21051.91" table:style-name="ce16">
            <text:p><text:s/>21.052<text:s/></text:p>
          </table:table-cell>
          <table:table-cell office:value-type="float" office:value="108164.66" table:style-name="ce16">
            <text:p><text:s/>108.165<text:s/></text:p>
          </table:table-cell>
          <table:table-cell office:value-type="float" office:value="195934.4" table:style-name="ce16">
            <text:p><text:s/>195.934<text:s/></text:p>
          </table:table-cell>
          <table:table-cell office:value-type="float" office:value="24961.040000000001" table:style-name="ce16">
            <text:p><text:s/>24.961<text:s/></text:p>
          </table:table-cell>
          <table:table-cell office:value-type="float" office:value="1078893.72" table:style-name="ce16">
            <text:p><text:s/>1.078.894<text:s/></text:p>
          </table:table-cell>
          <table:table-cell office:value-type="float" office:value="97337.58" table:style-name="ce16">
            <text:p><text:s/>97.338<text:s/></text:p>
          </table:table-cell>
          <table:table-cell office:value-type="float" office:value="75108.539999999994" table:style-name="ce16">
            <text:p><text:s/>75.109<text:s/></text:p>
          </table:table-cell>
          <table:table-cell office:value-type="float" office:value="505435.29" table:style-name="ce16">
            <text:p><text:s/>505.435<text:s/></text:p>
          </table:table-cell>
          <table:table-cell office:value-type="float" office:value="3262317.6" table:style-name="ce16">
            <text:p><text:s/>3.262.318<text:s/></text:p>
          </table:table-cell>
          <table:table-cell office:value-type="float" office:value="185190.39999999999" table:style-name="ce16">
            <text:p><text:s/>185.190<text:s/></text:p>
          </table:table-cell>
          <table:table-cell office:value-type="float" office:value="1836833.48" table:style-name="ce16">
            <text:p><text:s/>1.836.833<text:s/></text:p>
          </table:table-cell>
          <table:table-cell office:value-type="float" office:value="3098520.47" table:style-name="ce16">
            <text:p><text:s/>3.098.520<text:s/></text:p>
          </table:table-cell>
          <table:table-cell office:value-type="float" office:value="4755303.43" table:style-name="ce16">
            <text:p><text:s/>4.755.303<text:s/></text:p>
          </table:table-cell>
          <table:table-cell office:value-type="float" office:value="653024.73" table:style-name="ce16">
            <text:p><text:s/>653.025<text:s/></text:p>
          </table:table-cell>
          <table:table-cell office:value-type="float" office:value="97330.96" table:style-name="ce16">
            <text:p><text:s/>97.331<text:s/></text:p>
          </table:table-cell>
          <table:table-cell office:value-type="float" office:value="118768.68" table:style-name="ce16">
            <text:p><text:s/>118.769<text:s/></text:p>
          </table:table-cell>
          <table:table-cell office:value-type="float" office:value="826949.64" table:style-name="ce16">
            <text:p><text:s/>826.950<text:s/></text:p>
          </table:table-cell>
          <table:table-cell office:value-type="float" office:value="2583283.6" table:style-name="ce16">
            <text:p><text:s/>2.583.284<text:s/></text:p>
          </table:table-cell>
          <table:table-cell office:value-type="float" office:value="234921.51" table:style-name="ce16">
            <text:p><text:s/>234.922<text:s/></text:p>
          </table:table-cell>
          <table:table-cell office:value-type="float" office:value="84244.72" table:style-name="ce16">
            <text:p><text:s/>84.245<text:s/></text:p>
          </table:table-cell>
          <table:table-cell office:value-type="float" office:value="346730.49" table:style-name="ce16">
            <text:p><text:s/>346.730<text:s/></text:p>
          </table:table-cell>
          <table:table-cell office:value-type="float" office:value="166165.63" table:style-name="ce16">
            <text:p><text:s/>166.166<text:s/></text:p>
          </table:table-cell>
          <table:table-cell office:value-type="float" office:value="2803583.96" table:style-name="ce16">
            <text:p><text:s/>2.803.584<text:s/></text:p>
          </table:table-cell>
          <table:table-cell office:value-type="float" office:value="987888.96" table:style-name="ce16">
            <text:p><text:s/>987.889<text:s/></text:p>
          </table:table-cell>
          <table:table-cell office:value-type="float" office:value="36565.71" table:style-name="ce16">
            <text:p><text:s/>36.566<text:s/></text:p>
          </table:table-cell>
          <table:table-cell office:value-type="float" office:value="5487981.4400000004" table:style-name="ce16">
            <text:p><text:s/>5.487.981<text:s/></text:p>
          </table:table-cell>
          <table:table-cell office:value-type="float" office:value="940283.6" table:style-name="ce16">
            <text:p><text:s/>940.284<text:s/></text:p>
          </table:table-cell>
          <table:table-cell office:value-type="float" office:value="30612776.150000006" table:style-name="ce17">
            <text:p><text:s/>30.612.776<text:s/></text:p>
          </table:table-cell>
          <table:table-cell table:style-name="ce14"/>
          <table:table-cell table:number-columns-repeated="16354"/>
        </table:table-row>
        <table:table-row table:style-name="ro1">
          <table:table-cell office:value-type="string" table:style-name="ce15">
            <text:p>COFINS</text:p>
          </table:table-cell>
          <table:table-cell office:value-type="float" office:value="14894459.560000002" table:style-name="ce16">
            <text:p><text:s/>14.894.460<text:s/></text:p>
          </table:table-cell>
          <table:table-cell office:value-type="float" office:value="66873939.160000004" table:style-name="ce16">
            <text:p><text:s/>66.873.939<text:s/></text:p>
          </table:table-cell>
          <table:table-cell office:value-type="float" office:value="471082939.79000002" table:style-name="ce16">
            <text:p><text:s/>471.082.940<text:s/></text:p>
          </table:table-cell>
          <table:table-cell office:value-type="float" office:value="10364809.149999999" table:style-name="ce16">
            <text:p><text:s/>10.364.809<text:s/></text:p>
          </table:table-cell>
          <table:table-cell office:value-type="float" office:value="485589252.13999999" table:style-name="ce16">
            <text:p><text:s/>485.589.252<text:s/></text:p>
          </table:table-cell>
          <table:table-cell office:value-type="float" office:value="416417646.86999995" table:style-name="ce16">
            <text:p><text:s/>416.417.647<text:s/></text:p>
          </table:table-cell>
          <table:table-cell office:value-type="float" office:value="815473945.27999997" table:style-name="ce16">
            <text:p><text:s/>815.473.945<text:s/></text:p>
          </table:table-cell>
          <table:table-cell office:value-type="float" office:value="522409709.57000005" table:style-name="ce16">
            <text:p><text:s/>522.409.710<text:s/></text:p>
          </table:table-cell>
          <table:table-cell office:value-type="float" office:value="345920451.59999996" table:style-name="ce16">
            <text:p><text:s/>345.920.452<text:s/></text:p>
          </table:table-cell>
          <table:table-cell office:value-type="float" office:value="343431087.71000004" table:style-name="ce16">
            <text:p><text:s/>343.431.088<text:s/></text:p>
          </table:table-cell>
          <table:table-cell office:value-type="float" office:value="1269252345.5099998" table:style-name="ce16">
            <text:p><text:s/>1.269.252.346<text:s/></text:p>
          </table:table-cell>
          <table:table-cell office:value-type="float" office:value="130491073.34000002" table:style-name="ce16">
            <text:p><text:s/>130.491.073<text:s/></text:p>
          </table:table-cell>
          <table:table-cell office:value-type="float" office:value="217861565.72999999" table:style-name="ce16">
            <text:p><text:s/>217.861.566<text:s/></text:p>
          </table:table-cell>
          <table:table-cell office:value-type="float" office:value="178173569.34999999" table:style-name="ce16">
            <text:p><text:s/>178.173.569<text:s/></text:p>
          </table:table-cell>
          <table:table-cell office:value-type="float" office:value="81582434.120000005" table:style-name="ce16">
            <text:p><text:s/>81.582.434<text:s/></text:p>
          </table:table-cell>
          <table:table-cell office:value-type="float" office:value="614377524.0999999" table:style-name="ce16">
            <text:p><text:s/>614.377.524<text:s/></text:p>
          </table:table-cell>
          <table:table-cell office:value-type="float" office:value="53858407.869999997" table:style-name="ce16">
            <text:p><text:s/>53.858.408<text:s/></text:p>
          </table:table-cell>
          <table:table-cell office:value-type="float" office:value="1287896473" table:style-name="ce16">
            <text:p><text:s/>1.287.896.473<text:s/></text:p>
          </table:table-cell>
          <table:table-cell office:value-type="float" office:value="4760681933.6999998" table:style-name="ce16">
            <text:p><text:s/>4.760.681.934<text:s/></text:p>
          </table:table-cell>
          <table:table-cell office:value-type="float" office:value="81840854.450000003" table:style-name="ce16">
            <text:p><text:s/>81.840.854<text:s/></text:p>
          </table:table-cell>
          <table:table-cell office:value-type="float" office:value="53397075.25" table:style-name="ce16">
            <text:p><text:s/>53.397.075<text:s/></text:p>
          </table:table-cell>
          <table:table-cell office:value-type="float" office:value="10687621.790000001" table:style-name="ce16">
            <text:p><text:s/>10.687.622<text:s/></text:p>
          </table:table-cell>
          <table:table-cell office:value-type="float" office:value="1085928357.97" table:style-name="ce16">
            <text:p><text:s/>1.085.928.358<text:s/></text:p>
          </table:table-cell>
          <table:table-cell office:value-type="float" office:value="1622305434.75" table:style-name="ce16">
            <text:p><text:s/>1.622.305.435<text:s/></text:p>
          </table:table-cell>
          <table:table-cell office:value-type="float" office:value="56026231.520000011" table:style-name="ce16">
            <text:p><text:s/>56.026.232<text:s/></text:p>
          </table:table-cell>
          <table:table-cell office:value-type="float" office:value="9952349573.2100029" table:style-name="ce16">
            <text:p><text:s/>9.952.349.573<text:s/></text:p>
          </table:table-cell>
          <table:table-cell office:value-type="float" office:value="33524075.940000001" table:style-name="ce16">
            <text:p><text:s/>33.524.076<text:s/></text:p>
          </table:table-cell>
          <table:table-cell office:value-type="float" office:value="24982692792.430004" table:style-name="ce17">
            <text:p><text:s/>24.982.692.792<text:s/></text:p>
          </table:table-cell>
          <table:table-cell table:style-name="ce14"/>
          <table:table-cell table:number-columns-repeated="16354"/>
        </table:table-row>
        <table:table-row table:style-name="ro1">
          <table:table-cell office:value-type="string" table:style-name="ce15">
            <text:p><text:s text:c="3"/>FINANCEIRAS</text:p>
          </table:table-cell>
          <table:table-cell office:value-type="float" office:value="10402.57" table:style-name="ce16">
            <text:p><text:s/>10.403<text:s/></text:p>
          </table:table-cell>
          <table:table-cell office:value-type="float" office:value="31856.45" table:style-name="ce16">
            <text:p><text:s/>31.856<text:s/></text:p>
          </table:table-cell>
          <table:table-cell office:value-type="float" office:value="275586.81" table:style-name="ce16">
            <text:p><text:s/>275.587<text:s/></text:p>
          </table:table-cell>
          <table:table-cell office:value-type="float" office:value="15466.7" table:style-name="ce16">
            <text:p><text:s/>15.467<text:s/></text:p>
          </table:table-cell>
          <table:table-cell office:value-type="float" office:value="2527037.5699999998" table:style-name="ce16">
            <text:p><text:s/>2.527.038<text:s/></text:p>
          </table:table-cell>
          <table:table-cell office:value-type="float" office:value="123685.4" table:style-name="ce16">
            <text:p><text:s/>123.685<text:s/></text:p>
          </table:table-cell>
          <table:table-cell office:value-type="float" office:value="290286764.82999998" table:style-name="ce16">
            <text:p><text:s/>290.286.765<text:s/></text:p>
          </table:table-cell>
          <table:table-cell office:value-type="float" office:value="5587743.6100000003" table:style-name="ce16">
            <text:p><text:s/>5.587.744<text:s/></text:p>
          </table:table-cell>
          <table:table-cell office:value-type="float" office:value="579643.65" table:style-name="ce16">
            <text:p><text:s/>579.644<text:s/></text:p>
          </table:table-cell>
          <table:table-cell office:value-type="float" office:value="71166.14" table:style-name="ce16">
            <text:p><text:s/>71.166<text:s/></text:p>
          </table:table-cell>
          <table:table-cell office:value-type="float" office:value="38976487.549999997" table:style-name="ce16">
            <text:p><text:s/>38.976.488<text:s/></text:p>
          </table:table-cell>
          <table:table-cell office:value-type="float" office:value="9140.17" table:style-name="ce16">
            <text:p><text:s/>9.140<text:s/></text:p>
          </table:table-cell>
          <table:table-cell office:value-type="float" office:value="401319.98" table:style-name="ce16">
            <text:p><text:s/>401.320<text:s/></text:p>
          </table:table-cell>
          <table:table-cell office:value-type="float" office:value="13268746.93" table:style-name="ce16">
            <text:p><text:s/>13.268.747<text:s/></text:p>
          </table:table-cell>
          <table:table-cell office:value-type="float" office:value="20856.25" table:style-name="ce16">
            <text:p><text:s/>20.856<text:s/></text:p>
          </table:table-cell>
          <table:table-cell office:value-type="float" office:value="1013745" table:style-name="ce16">
            <text:p><text:s/>1.013.745<text:s/></text:p>
          </table:table-cell>
          <table:table-cell office:value-type="float" office:value="29933.08" table:style-name="ce16">
            <text:p><text:s/>29.933<text:s/></text:p>
          </table:table-cell>
          <table:table-cell office:value-type="float" office:value="18479109.940000001" table:style-name="ce16">
            <text:p><text:s/>18.479.110<text:s/></text:p>
          </table:table-cell>
          <table:table-cell office:value-type="float" office:value="150177589.78999999" table:style-name="ce16">
            <text:p><text:s/>150.177.590<text:s/></text:p>
          </table:table-cell>
          <table:table-cell office:value-type="float" office:value="42586.43" table:style-name="ce16">
            <text:p><text:s/>42.586<text:s/></text:p>
          </table:table-cell>
          <table:table-cell office:value-type="float" office:value="344778.38" table:style-name="ce16">
            <text:p><text:s/>344.778<text:s/></text:p>
          </table:table-cell>
          <table:table-cell office:value-type="float" office:value="4370.1499999999996" table:style-name="ce16">
            <text:p><text:s/>4.370<text:s/></text:p>
          </table:table-cell>
          <table:table-cell office:value-type="float" office:value="48292714.530000001" table:style-name="ce16">
            <text:p><text:s/>48.292.715<text:s/></text:p>
          </table:table-cell>
          <table:table-cell office:value-type="float" office:value="2084979.61" table:style-name="ce16">
            <text:p><text:s/>2.084.980<text:s/></text:p>
          </table:table-cell>
          <table:table-cell office:value-type="float" office:value="2402118.27" table:style-name="ce16">
            <text:p><text:s/>2.402.118<text:s/></text:p>
          </table:table-cell>
          <table:table-cell office:value-type="float" office:value="1141306740.1900001" table:style-name="ce16">
            <text:p><text:s/>1.141.306.740<text:s/></text:p>
          </table:table-cell>
          <table:table-cell office:value-type="float" office:value="32261.82" table:style-name="ce16">
            <text:p><text:s/>32.262<text:s/></text:p>
          </table:table-cell>
          <table:table-cell office:value-type="float" office:value="1716396831.8" table:style-name="ce17">
            <text:p><text:s/>1.716.396.832<text:s/></text:p>
          </table:table-cell>
          <table:table-cell table:style-name="ce14"/>
          <table:table-cell table:number-columns-repeated="16354"/>
        </table:table-row>
        <table:table-row table:style-name="ro1">
          <table:table-cell office:value-type="string" table:style-name="ce15">
            <text:p><text:s text:c="3"/>DEMAIS<text:s/></text:p>
          </table:table-cell>
          <table:table-cell office:value-type="float" office:value="14884056.990000002" table:style-name="ce16">
            <text:p><text:s/>14.884.057<text:s/></text:p>
          </table:table-cell>
          <table:table-cell office:value-type="float" office:value="66842082.710000001" table:style-name="ce16">
            <text:p><text:s/>66.842.083<text:s/></text:p>
          </table:table-cell>
          <table:table-cell office:value-type="float" office:value="470807352.98000002" table:style-name="ce16">
            <text:p><text:s/>470.807.353<text:s/></text:p>
          </table:table-cell>
          <table:table-cell office:value-type="float" office:value="10349342.449999999" table:style-name="ce16">
            <text:p><text:s/>10.349.342<text:s/></text:p>
          </table:table-cell>
          <table:table-cell office:value-type="float" office:value="483062214.56999999" table:style-name="ce16">
            <text:p><text:s/>483.062.215<text:s/></text:p>
          </table:table-cell>
          <table:table-cell office:value-type="float" office:value="416293961.46999997" table:style-name="ce16">
            <text:p><text:s/>416.293.961<text:s/></text:p>
          </table:table-cell>
          <table:table-cell office:value-type="float" office:value="525187180.44999993" table:style-name="ce16">
            <text:p><text:s/>525.187.180<text:s/></text:p>
          </table:table-cell>
          <table:table-cell office:value-type="float" office:value="516821965.96000004" table:style-name="ce16">
            <text:p><text:s/>516.821.966<text:s/></text:p>
          </table:table-cell>
          <table:table-cell office:value-type="float" office:value="345340807.94999999" table:style-name="ce16">
            <text:p><text:s/>345.340.808<text:s/></text:p>
          </table:table-cell>
          <table:table-cell office:value-type="float" office:value="343359921.57000005" table:style-name="ce16">
            <text:p><text:s/>343.359.922<text:s/></text:p>
          </table:table-cell>
          <table:table-cell office:value-type="float" office:value="1230275857.9599998" table:style-name="ce16">
            <text:p><text:s/>1.230.275.858<text:s/></text:p>
          </table:table-cell>
          <table:table-cell office:value-type="float" office:value="130481933.17000002" table:style-name="ce16">
            <text:p><text:s/>130.481.933<text:s/></text:p>
          </table:table-cell>
          <table:table-cell office:value-type="float" office:value="217460245.75" table:style-name="ce16">
            <text:p><text:s/>217.460.246<text:s/></text:p>
          </table:table-cell>
          <table:table-cell office:value-type="float" office:value="164904822.41999999" table:style-name="ce16">
            <text:p><text:s/>164.904.822<text:s/></text:p>
          </table:table-cell>
          <table:table-cell office:value-type="float" office:value="81561577.870000005" table:style-name="ce16">
            <text:p><text:s/>81.561.578<text:s/></text:p>
          </table:table-cell>
          <table:table-cell office:value-type="float" office:value="613363779.0999999" table:style-name="ce16">
            <text:p><text:s/>613.363.779<text:s/></text:p>
          </table:table-cell>
          <table:table-cell office:value-type="float" office:value="53828474.789999999" table:style-name="ce16">
            <text:p><text:s/>53.828.475<text:s/></text:p>
          </table:table-cell>
          <table:table-cell office:value-type="float" office:value="1269417363.0599999" table:style-name="ce16">
            <text:p><text:s/>1.269.417.363<text:s/></text:p>
          </table:table-cell>
          <table:table-cell office:value-type="float" office:value="4610504343.9099998" table:style-name="ce16">
            <text:p><text:s/>4.610.504.344<text:s/></text:p>
          </table:table-cell>
          <table:table-cell office:value-type="float" office:value="81798268.019999996" table:style-name="ce16">
            <text:p><text:s/>81.798.268<text:s/></text:p>
          </table:table-cell>
          <table:table-cell office:value-type="float" office:value="53052296.869999997" table:style-name="ce16">
            <text:p><text:s/>53.052.297<text:s/></text:p>
          </table:table-cell>
          <table:table-cell office:value-type="float" office:value="10683251.640000001" table:style-name="ce16">
            <text:p><text:s/>10.683.252<text:s/></text:p>
          </table:table-cell>
          <table:table-cell office:value-type="float" office:value="1037635643.4399999" table:style-name="ce16">
            <text:p><text:s/>1.037.635.643<text:s/></text:p>
          </table:table-cell>
          <table:table-cell office:value-type="float" office:value="1620220455.1400001" table:style-name="ce16">
            <text:p><text:s/>1.620.220.455<text:s/></text:p>
          </table:table-cell>
          <table:table-cell office:value-type="float" office:value="53624113.250000007" table:style-name="ce16">
            <text:p><text:s/>53.624.113<text:s/></text:p>
          </table:table-cell>
          <table:table-cell office:value-type="float" office:value="8811042833.0200024" table:style-name="ce16">
            <text:p><text:s/>8.811.042.833<text:s/></text:p>
          </table:table-cell>
          <table:table-cell office:value-type="float" office:value="33491814.120000001" table:style-name="ce16">
            <text:p><text:s/>33.491.814<text:s/></text:p>
          </table:table-cell>
          <table:table-cell office:value-type="float" office:value="23266295960.630001" table:style-name="ce17">
            <text:p><text:s/>23.266.295.961<text:s/></text:p>
          </table:table-cell>
          <table:table-cell table:style-name="ce14"/>
          <table:table-cell table:number-columns-repeated="16354"/>
        </table:table-row>
        <table:table-row table:style-name="ro1">
          <table:table-cell office:value-type="string" table:style-name="ce6">
            <text:p>CONTRIBUIÇÃO PARA O PIS/PASEP</text:p>
          </table:table-cell>
          <table:table-cell office:value-type="float" office:value="6127209.919999999" table:style-name="ce16">
            <text:p><text:s/>6.127.210<text:s/></text:p>
          </table:table-cell>
          <table:table-cell office:value-type="float" office:value="22331448.489999998" table:style-name="ce16">
            <text:p><text:s/>22.331.448<text:s/></text:p>
          </table:table-cell>
          <table:table-cell office:value-type="float" office:value="120540297.47" table:style-name="ce16">
            <text:p><text:s/>120.540.297<text:s/></text:p>
          </table:table-cell>
          <table:table-cell office:value-type="float" office:value="5936138.9700000007" table:style-name="ce16">
            <text:p><text:s/>5.936.139<text:s/></text:p>
          </table:table-cell>
          <table:table-cell office:value-type="float" office:value="172777500.60999998" table:style-name="ce16">
            <text:p><text:s/>172.777.501<text:s/></text:p>
          </table:table-cell>
          <table:table-cell office:value-type="float" office:value="115400583.12" table:style-name="ce16">
            <text:p><text:s/>115.400.583<text:s/></text:p>
          </table:table-cell>
          <table:table-cell office:value-type="float" office:value="459910215.09999996" table:style-name="ce16">
            <text:p><text:s/>459.910.215<text:s/></text:p>
          </table:table-cell>
          <table:table-cell office:value-type="float" office:value="137632832.57000002" table:style-name="ce16">
            <text:p><text:s/>137.632.833<text:s/></text:p>
          </table:table-cell>
          <table:table-cell office:value-type="float" office:value="118995121.01000001" table:style-name="ce16">
            <text:p><text:s/>118.995.121<text:s/></text:p>
          </table:table-cell>
          <table:table-cell office:value-type="float" office:value="89907109.689999998" table:style-name="ce16">
            <text:p><text:s/>89.907.110<text:s/></text:p>
          </table:table-cell>
          <table:table-cell office:value-type="float" office:value="394413046.96999997" table:style-name="ce16">
            <text:p><text:s/>394.413.047<text:s/></text:p>
          </table:table-cell>
          <table:table-cell office:value-type="float" office:value="52373776.939999998" table:style-name="ce16">
            <text:p><text:s/>52.373.777<text:s/></text:p>
          </table:table-cell>
          <table:table-cell office:value-type="float" office:value="82764802.459999993" table:style-name="ce16">
            <text:p><text:s/>82.764.802<text:s/></text:p>
          </table:table-cell>
          <table:table-cell office:value-type="float" office:value="65758644.110000007" table:style-name="ce16">
            <text:p><text:s/>65.758.644<text:s/></text:p>
          </table:table-cell>
          <table:table-cell office:value-type="float" office:value="31702123.350000001" table:style-name="ce16">
            <text:p><text:s/>31.702.123<text:s/></text:p>
          </table:table-cell>
          <table:table-cell office:value-type="float" office:value="169971284.13999999" table:style-name="ce16">
            <text:p><text:s/>169.971.284<text:s/></text:p>
          </table:table-cell>
          <table:table-cell office:value-type="float" office:value="19995062.469999999" table:style-name="ce16">
            <text:p><text:s/>19.995.062<text:s/></text:p>
          </table:table-cell>
          <table:table-cell office:value-type="float" office:value="355202714.11999995" table:style-name="ce16">
            <text:p><text:s/>355.202.714<text:s/></text:p>
          </table:table-cell>
          <table:table-cell office:value-type="float" office:value="1019362506.6700001" table:style-name="ce16">
            <text:p><text:s/>1.019.362.507<text:s/></text:p>
          </table:table-cell>
          <table:table-cell office:value-type="float" office:value="32096750.870000001" table:style-name="ce16">
            <text:p><text:s/>32.096.751<text:s/></text:p>
          </table:table-cell>
          <table:table-cell office:value-type="float" office:value="21435691.069999997" table:style-name="ce16">
            <text:p><text:s/>21.435.691<text:s/></text:p>
          </table:table-cell>
          <table:table-cell office:value-type="float" office:value="6605556.7500000009" table:style-name="ce16">
            <text:p><text:s/>6.605.557<text:s/></text:p>
          </table:table-cell>
          <table:table-cell office:value-type="float" office:value="321817166.16000003" table:style-name="ce16">
            <text:p><text:s/>321.817.166<text:s/></text:p>
          </table:table-cell>
          <table:table-cell office:value-type="float" office:value="403302979.81" table:style-name="ce16">
            <text:p><text:s/>403.302.980<text:s/></text:p>
          </table:table-cell>
          <table:table-cell office:value-type="float" office:value="22002329.179999996" table:style-name="ce16">
            <text:p><text:s/>22.002.329<text:s/></text:p>
          </table:table-cell>
          <table:table-cell office:value-type="float" office:value="2395098011.4400001" table:style-name="ce16">
            <text:p><text:s/>2.395.098.011<text:s/></text:p>
          </table:table-cell>
          <table:table-cell office:value-type="float" office:value="14994117.780000001" table:style-name="ce16">
            <text:p><text:s/>14.994.118<text:s/></text:p>
          </table:table-cell>
          <table:table-cell office:value-type="float" office:value="6658455021.2399998" table:style-name="ce17">
            <text:p><text:s/>6.658.455.021<text:s/></text:p>
          </table:table-cell>
          <table:table-cell table:style-name="ce14"/>
          <table:table-cell table:number-columns-repeated="16354"/>
        </table:table-row>
        <table:table-row table:style-name="ro1">
          <table:table-cell office:value-type="string" table:style-name="ce15">
            <text:p><text:s text:c="3"/>FINANCEIRAS</text:p>
          </table:table-cell>
          <table:table-cell office:value-type="float" office:value="1679.18" table:style-name="ce16">
            <text:p><text:s/>1.679<text:s/></text:p>
          </table:table-cell>
          <table:table-cell office:value-type="float" office:value="5717.34" table:style-name="ce16">
            <text:p><text:s/>5.717<text:s/></text:p>
          </table:table-cell>
          <table:table-cell office:value-type="float" office:value="44687.42" table:style-name="ce16">
            <text:p><text:s/>44.687<text:s/></text:p>
          </table:table-cell>
          <table:table-cell office:value-type="float" office:value="2490.7800000000002" table:style-name="ce16">
            <text:p><text:s/>2.491<text:s/></text:p>
          </table:table-cell>
          <table:table-cell office:value-type="float" office:value="413777.22" table:style-name="ce16">
            <text:p><text:s/>413.777<text:s/></text:p>
          </table:table-cell>
          <table:table-cell office:value-type="float" office:value="24475.59" table:style-name="ce16">
            <text:p><text:s/>24.476<text:s/></text:p>
          </table:table-cell>
          <table:table-cell office:value-type="float" office:value="79690054.319999993" table:style-name="ce16">
            <text:p><text:s/>79.690.054<text:s/></text:p>
          </table:table-cell>
          <table:table-cell office:value-type="float" office:value="926205.18" table:style-name="ce16">
            <text:p><text:s/>926.205<text:s/></text:p>
          </table:table-cell>
          <table:table-cell office:value-type="float" office:value="91946.58" table:style-name="ce16">
            <text:p><text:s/>91.947<text:s/></text:p>
          </table:table-cell>
          <table:table-cell office:value-type="float" office:value="11523.52" table:style-name="ce16">
            <text:p><text:s/>11.524<text:s/></text:p>
          </table:table-cell>
          <table:table-cell office:value-type="float" office:value="6343763.8899999997" table:style-name="ce16">
            <text:p><text:s/>6.343.764<text:s/></text:p>
          </table:table-cell>
          <table:table-cell office:value-type="float" office:value="1580.54" table:style-name="ce16">
            <text:p><text:s/>1.581<text:s/></text:p>
          </table:table-cell>
          <table:table-cell office:value-type="float" office:value="66599.42" table:style-name="ce16">
            <text:p><text:s/>66.599<text:s/></text:p>
          </table:table-cell>
          <table:table-cell office:value-type="float" office:value="2161469.1" table:style-name="ce16">
            <text:p><text:s/>2.161.469<text:s/></text:p>
          </table:table-cell>
          <table:table-cell office:value-type="float" office:value="3902.5" table:style-name="ce16">
            <text:p><text:s/>3.903<text:s/></text:p>
          </table:table-cell>
          <table:table-cell office:value-type="float" office:value="166595.15" table:style-name="ce16">
            <text:p><text:s/>166.595<text:s/></text:p>
          </table:table-cell>
          <table:table-cell office:value-type="float" office:value="5115.3900000000003" table:style-name="ce16">
            <text:p><text:s/>5.115<text:s/></text:p>
          </table:table-cell>
          <table:table-cell office:value-type="float" office:value="3020964.52" table:style-name="ce16">
            <text:p><text:s/>3.020.965<text:s/></text:p>
          </table:table-cell>
          <table:table-cell office:value-type="float" office:value="24196832.699999999" table:style-name="ce16">
            <text:p><text:s/>24.196.833<text:s/></text:p>
          </table:table-cell>
          <table:table-cell office:value-type="float" office:value="6839.57" table:style-name="ce16">
            <text:p><text:s/>6.840<text:s/></text:p>
          </table:table-cell>
          <table:table-cell office:value-type="float" office:value="55488.92" table:style-name="ce16">
            <text:p><text:s/>55.489<text:s/></text:p>
          </table:table-cell>
          <table:table-cell office:value-type="float" office:value="692.46" table:style-name="ce16">
            <text:p><text:s/>692<text:s/></text:p>
          </table:table-cell>
          <table:table-cell office:value-type="float" office:value="7977288.0700000003" table:style-name="ce16">
            <text:p><text:s/>7.977.288<text:s/></text:p>
          </table:table-cell>
          <table:table-cell office:value-type="float" office:value="352290.09" table:style-name="ce16">
            <text:p><text:s/>352.290<text:s/></text:p>
          </table:table-cell>
          <table:table-cell office:value-type="float" office:value="401342.24" table:style-name="ce16">
            <text:p><text:s/>401.342<text:s/></text:p>
          </table:table-cell>
          <table:table-cell office:value-type="float" office:value="187578594.06" table:style-name="ce16">
            <text:p><text:s/>187.578.594<text:s/></text:p>
          </table:table-cell>
          <table:table-cell office:value-type="float" office:value="5782.13" table:style-name="ce16">
            <text:p><text:s/>5.782<text:s/></text:p>
          </table:table-cell>
          <table:table-cell office:value-type="float" office:value="313557697.88" table:style-name="ce17">
            <text:p><text:s/>313.557.698<text:s/></text:p>
          </table:table-cell>
          <table:table-cell table:style-name="ce14"/>
          <table:table-cell table:number-columns-repeated="16354" table:style-name="ce7"/>
        </table:table-row>
        <table:table-row table:style-name="ro1">
          <table:table-cell office:value-type="string" table:style-name="ce15">
            <text:p><text:s text:c="3"/>DEMAIS<text:s/></text:p>
          </table:table-cell>
          <table:table-cell office:value-type="float" office:value="6125530.7399999993" table:style-name="ce16">
            <text:p><text:s/>6.125.531<text:s/></text:p>
          </table:table-cell>
          <table:table-cell office:value-type="float" office:value="22325731.149999999" table:style-name="ce16">
            <text:p><text:s/>22.325.731<text:s/></text:p>
          </table:table-cell>
          <table:table-cell office:value-type="float" office:value="120495610.05" table:style-name="ce16">
            <text:p><text:s/>120.495.610<text:s/></text:p>
          </table:table-cell>
          <table:table-cell office:value-type="float" office:value="5933648.1900000004" table:style-name="ce16">
            <text:p><text:s/>5.933.648<text:s/></text:p>
          </table:table-cell>
          <table:table-cell office:value-type="float" office:value="172363723.38999999" table:style-name="ce16">
            <text:p><text:s/>172.363.723<text:s/></text:p>
          </table:table-cell>
          <table:table-cell office:value-type="float" office:value="115376107.53" table:style-name="ce16">
            <text:p><text:s/>115.376.108<text:s/></text:p>
          </table:table-cell>
          <table:table-cell office:value-type="float" office:value="380220160.77999997" table:style-name="ce16">
            <text:p><text:s/>380.220.161<text:s/></text:p>
          </table:table-cell>
          <table:table-cell office:value-type="float" office:value="136706627.39000002" table:style-name="ce16">
            <text:p><text:s/>136.706.627<text:s/></text:p>
          </table:table-cell>
          <table:table-cell office:value-type="float" office:value="118903174.43000001" table:style-name="ce16">
            <text:p><text:s/>118.903.174<text:s/></text:p>
          </table:table-cell>
          <table:table-cell office:value-type="float" office:value="89895586.170000002" table:style-name="ce16">
            <text:p><text:s/>89.895.586<text:s/></text:p>
          </table:table-cell>
          <table:table-cell office:value-type="float" office:value="388069283.07999998" table:style-name="ce16">
            <text:p><text:s/>388.069.283<text:s/></text:p>
          </table:table-cell>
          <table:table-cell office:value-type="float" office:value="52372196.399999999" table:style-name="ce16">
            <text:p><text:s/>52.372.196<text:s/></text:p>
          </table:table-cell>
          <table:table-cell office:value-type="float" office:value="82698203.039999992" table:style-name="ce16">
            <text:p><text:s/>82.698.203<text:s/></text:p>
          </table:table-cell>
          <table:table-cell office:value-type="float" office:value="63597175.010000005" table:style-name="ce16">
            <text:p><text:s/>63.597.175<text:s/></text:p>
          </table:table-cell>
          <table:table-cell office:value-type="float" office:value="31698220.850000001" table:style-name="ce16">
            <text:p><text:s/>31.698.221<text:s/></text:p>
          </table:table-cell>
          <table:table-cell office:value-type="float" office:value="169804688.98999998" table:style-name="ce16">
            <text:p><text:s/>169.804.689<text:s/></text:p>
          </table:table-cell>
          <table:table-cell office:value-type="float" office:value="19989947.079999998" table:style-name="ce16">
            <text:p><text:s/>19.989.947<text:s/></text:p>
          </table:table-cell>
          <table:table-cell office:value-type="float" office:value="352181749.59999996" table:style-name="ce16">
            <text:p><text:s/>352.181.750<text:s/></text:p>
          </table:table-cell>
          <table:table-cell office:value-type="float" office:value="995165673.97000003" table:style-name="ce16">
            <text:p><text:s/>995.165.674<text:s/></text:p>
          </table:table-cell>
          <table:table-cell office:value-type="float" office:value="32089911.300000001" table:style-name="ce16">
            <text:p><text:s/>32.089.911<text:s/></text:p>
          </table:table-cell>
          <table:table-cell office:value-type="float" office:value="21380202.149999995" table:style-name="ce16">
            <text:p><text:s/>21.380.202<text:s/></text:p>
          </table:table-cell>
          <table:table-cell office:value-type="float" office:value="6604864.290000001" table:style-name="ce16">
            <text:p><text:s/>6.604.864<text:s/></text:p>
          </table:table-cell>
          <table:table-cell office:value-type="float" office:value="313839878.09000003" table:style-name="ce16">
            <text:p><text:s/>313.839.878<text:s/></text:p>
          </table:table-cell>
          <table:table-cell office:value-type="float" office:value="402950689.72000003" table:style-name="ce16">
            <text:p><text:s/>402.950.690<text:s/></text:p>
          </table:table-cell>
          <table:table-cell office:value-type="float" office:value="21600986.939999998" table:style-name="ce16">
            <text:p><text:s/>21.600.987<text:s/></text:p>
          </table:table-cell>
          <table:table-cell office:value-type="float" office:value="2207519417.3800001" table:style-name="ce16">
            <text:p><text:s/>2.207.519.417<text:s/></text:p>
          </table:table-cell>
          <table:table-cell office:value-type="float" office:value="14988335.65" table:style-name="ce16">
            <text:p><text:s/>14.988.336<text:s/></text:p>
          </table:table-cell>
          <table:table-cell office:value-type="float" office:value="6344897323.3600006" table:style-name="ce17">
            <text:p><text:s/>6.344.897.323<text:s/></text:p>
          </table:table-cell>
          <table:table-cell table:style-name="ce14"/>
          <table:table-cell table:number-columns-repeated="16354" table:style-name="ce7"/>
        </table:table-row>
        <table:table-row table:style-name="ro1">
          <table:table-cell office:value-type="string" table:style-name="ce15">
            <text:p>CSLL</text:p>
          </table:table-cell>
          <table:table-cell office:value-type="float" office:value="14442752.210000001" table:style-name="ce16">
            <text:p><text:s/>14.442.752<text:s/></text:p>
          </table:table-cell>
          <table:table-cell office:value-type="float" office:value="39663542.089999996" table:style-name="ce16">
            <text:p><text:s/>39.663.542<text:s/></text:p>
          </table:table-cell>
          <table:table-cell office:value-type="float" office:value="235574332.04000002" table:style-name="ce16">
            <text:p><text:s/>235.574.332<text:s/></text:p>
          </table:table-cell>
          <table:table-cell office:value-type="float" office:value="8987801.2799999993" table:style-name="ce16">
            <text:p><text:s/>8.987.801<text:s/></text:p>
          </table:table-cell>
          <table:table-cell office:value-type="float" office:value="414980609.04999995" table:style-name="ce16">
            <text:p><text:s/>414.980.609<text:s/></text:p>
          </table:table-cell>
          <table:table-cell office:value-type="float" office:value="251136204.68000001" table:style-name="ce16">
            <text:p><text:s/>251.136.205<text:s/></text:p>
          </table:table-cell>
          <table:table-cell office:value-type="float" office:value="384416257.81999999" table:style-name="ce16">
            <text:p><text:s/>384.416.258<text:s/></text:p>
          </table:table-cell>
          <table:table-cell office:value-type="float" office:value="188916044.01999998" table:style-name="ce16">
            <text:p><text:s/>188.916.044<text:s/></text:p>
          </table:table-cell>
          <table:table-cell office:value-type="float" office:value="223205561.41000003" table:style-name="ce16">
            <text:p><text:s/>223.205.561<text:s/></text:p>
          </table:table-cell>
          <table:table-cell office:value-type="float" office:value="73647856.140000001" table:style-name="ce16">
            <text:p><text:s/>73.647.856<text:s/></text:p>
          </table:table-cell>
          <table:table-cell office:value-type="float" office:value="1361341815.1600001" table:style-name="ce16">
            <text:p><text:s/>1.361.341.815<text:s/></text:p>
          </table:table-cell>
          <table:table-cell office:value-type="float" office:value="115983858.48" table:style-name="ce16">
            <text:p><text:s/>115.983.858<text:s/></text:p>
          </table:table-cell>
          <table:table-cell office:value-type="float" office:value="243358790.65000001" table:style-name="ce16">
            <text:p><text:s/>243.358.791<text:s/></text:p>
          </table:table-cell>
          <table:table-cell office:value-type="float" office:value="144925087.66" table:style-name="ce16">
            <text:p><text:s/>144.925.088<text:s/></text:p>
          </table:table-cell>
          <table:table-cell office:value-type="float" office:value="55978218.829999991" table:style-name="ce16">
            <text:p><text:s/>55.978.219<text:s/></text:p>
          </table:table-cell>
          <table:table-cell office:value-type="float" office:value="201907845.28999999" table:style-name="ce16">
            <text:p><text:s/>201.907.845<text:s/></text:p>
          </table:table-cell>
          <table:table-cell office:value-type="float" office:value="48461912.129999995" table:style-name="ce16">
            <text:p><text:s/>48.461.912<text:s/></text:p>
          </table:table-cell>
          <table:table-cell office:value-type="float" office:value="689637670.92999995" table:style-name="ce16">
            <text:p><text:s/>689.637.671<text:s/></text:p>
          </table:table-cell>
          <table:table-cell office:value-type="float" office:value="2193119992.4900002" table:style-name="ce16">
            <text:p><text:s/>2.193.119.992<text:s/></text:p>
          </table:table-cell>
          <table:table-cell office:value-type="float" office:value="67970563.040000007" table:style-name="ce16">
            <text:p><text:s/>67.970.563<text:s/></text:p>
          </table:table-cell>
          <table:table-cell office:value-type="float" office:value="40601521.100000009" table:style-name="ce16">
            <text:p><text:s/>40.601.521<text:s/></text:p>
          </table:table-cell>
          <table:table-cell office:value-type="float" office:value="11563583.609999999" table:style-name="ce16">
            <text:p><text:s/>11.563.584<text:s/></text:p>
          </table:table-cell>
          <table:table-cell office:value-type="float" office:value="798024775.48000002" table:style-name="ce16">
            <text:p><text:s/>798.024.775<text:s/></text:p>
          </table:table-cell>
          <table:table-cell office:value-type="float" office:value="594017459.43999994" table:style-name="ce16">
            <text:p><text:s/>594.017.459<text:s/></text:p>
          </table:table-cell>
          <table:table-cell office:value-type="float" office:value="37922709.109999999" table:style-name="ce16">
            <text:p><text:s/>37.922.709<text:s/></text:p>
          </table:table-cell>
          <table:table-cell office:value-type="float" office:value="5387468254.7000008" table:style-name="ce16">
            <text:p><text:s/>5.387.468.255<text:s/></text:p>
          </table:table-cell>
          <table:table-cell office:value-type="float" office:value="48140771.719999999" table:style-name="ce16">
            <text:p><text:s/>48.140.772<text:s/></text:p>
          </table:table-cell>
          <table:table-cell office:value-type="float" office:value="13875395790.559999" table:style-name="ce17">
            <text:p><text:s/>13.875.395.791<text:s/></text:p>
          </table:table-cell>
          <table:table-cell table:style-name="ce14"/>
          <table:table-cell table:number-columns-repeated="16354" table:style-name="ce7"/>
        </table:table-row>
        <table:table-row table:style-name="ro1">
          <table:table-cell office:value-type="string" table:style-name="ce15">
            <text:p><text:s text:c="2"/>FINANCEIRAS</text:p>
          </table:table-cell>
          <table:table-cell office:value-type="float" office:value="76645.490000000005" table:style-name="ce16">
            <text:p><text:s/>76.645<text:s/></text:p>
          </table:table-cell>
          <table:table-cell office:value-type="float" office:value="15000.8" table:style-name="ce16">
            <text:p><text:s/>15.001<text:s/></text:p>
          </table:table-cell>
          <table:table-cell office:value-type="float" office:value="275667.87" table:style-name="ce16">
            <text:p><text:s/>275.668<text:s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1316601.57" table:style-name="ce16">
            <text:p><text:s/>1.316.602<text:s/></text:p>
          </table:table-cell>
          <table:table-cell office:value-type="float" office:value="18032588.359999999" table:style-name="ce16">
            <text:p><text:s/>18.032.588<text:s/></text:p>
          </table:table-cell>
          <table:table-cell office:value-type="float" office:value="48505144.700000003" table:style-name="ce16">
            <text:p><text:s/>48.505.145<text:s/></text:p>
          </table:table-cell>
          <table:table-cell office:value-type="float" office:value="2660719.66" table:style-name="ce16">
            <text:p><text:s/>2.660.720<text:s/></text:p>
          </table:table-cell>
          <table:table-cell office:value-type="float" office:value="732059.77" table:style-name="ce16">
            <text:p><text:s/>732.060<text:s/></text:p>
          </table:table-cell>
          <table:table-cell office:value-type="float" office:value="75793.14" table:style-name="ce16">
            <text:p><text:s/>75.793<text:s/></text:p>
          </table:table-cell>
          <table:table-cell office:value-type="float" office:value="13891935.66" table:style-name="ce16">
            <text:p><text:s/>13.891.936<text:s/></text:p>
          </table:table-cell>
          <table:table-cell office:value-type="float" office:value="56095.62" table:style-name="ce16">
            <text:p><text:s/>56.096<text:s/></text:p>
          </table:table-cell>
          <table:table-cell office:value-type="float" office:value="1186734.75" table:style-name="ce16">
            <text:p><text:s/>1.186.735<text:s/></text:p>
          </table:table-cell>
          <table:table-cell office:value-type="float" office:value="8049891.5999999996" table:style-name="ce16">
            <text:p><text:s/>8.049.892<text:s/></text:p>
          </table:table-cell>
          <table:table-cell office:value-type="float" office:value="97540.19" table:style-name="ce16">
            <text:p><text:s/>97.540<text:s/></text:p>
          </table:table-cell>
          <table:table-cell office:value-type="float" office:value="348380.69" table:style-name="ce16">
            <text:p><text:s/>348.381<text:s/></text:p>
          </table:table-cell>
          <table:table-cell office:value-type="float" office:value="14179.4" table:style-name="ce16">
            <text:p><text:s/>14.179<text:s/></text:p>
          </table:table-cell>
          <table:table-cell office:value-type="float" office:value="9842736.4600000009" table:style-name="ce16">
            <text:p><text:s/>9.842.736<text:s/></text:p>
          </table:table-cell>
          <table:table-cell office:value-type="float" office:value="115726619.03" table:style-name="ce16">
            <text:p><text:s/>115.726.619<text:s/></text:p>
          </table:table-cell>
          <table:table-cell office:value-type="float" office:value="25313.55" table:style-name="ce16">
            <text:p><text:s/>25.314<text:s/></text:p>
          </table:table-cell>
          <table:table-cell office:value-type="float" office:value="393884.85" table:style-name="ce16">
            <text:p><text:s/>393.885<text:s/></text:p>
          </table:table-cell>
          <table:table-cell office:value-type="float" office:value="1944.49" table:style-name="ce16">
            <text:p><text:s/>1.944<text:s/></text:p>
          </table:table-cell>
          <table:table-cell office:value-type="float" office:value="40970194.590000004" table:style-name="ce16">
            <text:p><text:s/>40.970.195<text:s/></text:p>
          </table:table-cell>
          <table:table-cell office:value-type="float" office:value="1580557.46" table:style-name="ce16">
            <text:p><text:s/>1.580.557<text:s/></text:p>
          </table:table-cell>
          <table:table-cell office:value-type="float" office:value="3508035.29" table:style-name="ce16">
            <text:p><text:s/>3.508.035<text:s/></text:p>
          </table:table-cell>
          <table:table-cell office:value-type="float" office:value="744232013.75" table:style-name="ce16">
            <text:p><text:s/>744.232.014<text:s/></text:p>
          </table:table-cell>
          <table:table-cell office:value-type="float" office:value="31942.51" table:style-name="ce16">
            <text:p><text:s/>31.943<text:s/></text:p>
          </table:table-cell>
          <table:table-cell office:value-type="float" office:value="1011648221.25" table:style-name="ce17">
            <text:p><text:s/>1.011.648.221<text:s/></text:p>
          </table:table-cell>
          <table:table-cell table:style-name="ce14"/>
          <table:table-cell table:number-columns-repeated="16354" table:style-name="ce7"/>
        </table:table-row>
        <table:table-row table:style-name="ro1">
          <table:table-cell office:value-type="string" table:style-name="ce15">
            <text:p><text:s text:c="2"/>DEMAIS</text:p>
          </table:table-cell>
          <table:table-cell office:value-type="float" office:value="14366106.720000001" table:style-name="ce16">
            <text:p><text:s/>14.366.107<text:s/></text:p>
          </table:table-cell>
          <table:table-cell office:value-type="float" office:value="39648541.289999999" table:style-name="ce16">
            <text:p><text:s/>39.648.541<text:s/></text:p>
          </table:table-cell>
          <table:table-cell office:value-type="float" office:value="235298664.17000002" table:style-name="ce16">
            <text:p><text:s/>235.298.664<text:s/></text:p>
          </table:table-cell>
          <table:table-cell office:value-type="float" office:value="8987801.2799999993" table:style-name="ce16">
            <text:p><text:s/>8.987.801<text:s/></text:p>
          </table:table-cell>
          <table:table-cell office:value-type="float" office:value="413664007.47999996" table:style-name="ce16">
            <text:p><text:s/>413.664.007<text:s/></text:p>
          </table:table-cell>
          <table:table-cell office:value-type="float" office:value="233103616.31999999" table:style-name="ce16">
            <text:p><text:s/>233.103.616<text:s/></text:p>
          </table:table-cell>
          <table:table-cell office:value-type="float" office:value="335911113.12" table:style-name="ce16">
            <text:p><text:s/>335.911.113<text:s/></text:p>
          </table:table-cell>
          <table:table-cell office:value-type="float" office:value="186255324.35999998" table:style-name="ce16">
            <text:p><text:s/>186.255.324<text:s/></text:p>
          </table:table-cell>
          <table:table-cell office:value-type="float" office:value="222473501.64000002" table:style-name="ce16">
            <text:p><text:s/>222.473.502<text:s/></text:p>
          </table:table-cell>
          <table:table-cell office:value-type="float" office:value="73572063" table:style-name="ce16">
            <text:p><text:s/>73.572.063<text:s/></text:p>
          </table:table-cell>
          <table:table-cell office:value-type="float" office:value="1347449879.5" table:style-name="ce16">
            <text:p><text:s/>1.347.449.880<text:s/></text:p>
          </table:table-cell>
          <table:table-cell office:value-type="float" office:value="115927762.86" table:style-name="ce16">
            <text:p><text:s/>115.927.763<text:s/></text:p>
          </table:table-cell>
          <table:table-cell office:value-type="float" office:value="242172055.90000001" table:style-name="ce16">
            <text:p><text:s/>242.172.056<text:s/></text:p>
          </table:table-cell>
          <table:table-cell office:value-type="float" office:value="136875196.06" table:style-name="ce16">
            <text:p><text:s/>136.875.196<text:s/></text:p>
          </table:table-cell>
          <table:table-cell office:value-type="float" office:value="55880678.639999993" table:style-name="ce16">
            <text:p><text:s/>55.880.679<text:s/></text:p>
          </table:table-cell>
          <table:table-cell office:value-type="float" office:value="201559464.59999999" table:style-name="ce16">
            <text:p><text:s/>201.559.465<text:s/></text:p>
          </table:table-cell>
          <table:table-cell office:value-type="float" office:value="48447732.729999997" table:style-name="ce16">
            <text:p><text:s/>48.447.733<text:s/></text:p>
          </table:table-cell>
          <table:table-cell office:value-type="float" office:value="679794934.46999991" table:style-name="ce16">
            <text:p><text:s/>679.794.934<text:s/></text:p>
          </table:table-cell>
          <table:table-cell office:value-type="float" office:value="2077393373.46" table:style-name="ce16">
            <text:p><text:s/>2.077.393.373<text:s/></text:p>
          </table:table-cell>
          <table:table-cell office:value-type="float" office:value="67945249.49000001" table:style-name="ce16">
            <text:p><text:s/>67.945.249<text:s/></text:p>
          </table:table-cell>
          <table:table-cell office:value-type="float" office:value="40207636.250000007" table:style-name="ce16">
            <text:p><text:s/>40.207.636<text:s/></text:p>
          </table:table-cell>
          <table:table-cell office:value-type="float" office:value="11561639.119999999" table:style-name="ce16">
            <text:p><text:s/>11.561.639<text:s/></text:p>
          </table:table-cell>
          <table:table-cell office:value-type="float" office:value="757054580.88999999" table:style-name="ce16">
            <text:p><text:s/>757.054.581<text:s/></text:p>
          </table:table-cell>
          <table:table-cell office:value-type="float" office:value="592436901.9799999" table:style-name="ce16">
            <text:p><text:s/>592.436.902<text:s/></text:p>
          </table:table-cell>
          <table:table-cell office:value-type="float" office:value="34414673.82" table:style-name="ce16">
            <text:p><text:s/>34.414.674<text:s/></text:p>
          </table:table-cell>
          <table:table-cell office:value-type="float" office:value="4643236240.9500008" table:style-name="ce16">
            <text:p><text:s/>4.643.236.241<text:s/></text:p>
          </table:table-cell>
          <table:table-cell office:value-type="float" office:value="48108829.210000001" table:style-name="ce16">
            <text:p><text:s/>48.108.829<text:s/></text:p>
          </table:table-cell>
          <table:table-cell office:value-type="float" office:value="12863747569.309999" table:style-name="ce17">
            <text:p><text:s/>12.863.747.569<text:s/></text:p>
          </table:table-cell>
          <table:table-cell table:style-name="ce14"/>
          <table:table-cell table:number-columns-repeated="16354" table:style-name="ce7"/>
        </table:table-row>
        <table:table-row table:style-name="ro1">
          <table:table-cell office:value-type="string" table:style-name="ce6">
            <text:p>CIDE-COMBUSTÍVEIS<text:s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10903.94" table:style-name="ce16">
            <text:p><text:s/>10.904<text:s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100882.28" table:style-name="ce16">
            <text:p><text:s/>100.882<text:s/></text:p>
          </table:table-cell>
          <table:table-cell office:value-type="float" office:value="2159388.27" table:style-name="ce16">
            <text:p><text:s/>2.159.388<text:s/></text:p>
          </table:table-cell>
          <table:table-cell office:value-type="float" office:value="1055.6400000000001" table:style-name="ce16">
            <text:p><text:s/>1.056<text:s/></text:p>
          </table:table-cell>
          <table:table-cell office:value-type="float" office:value="33058.46" table:style-name="ce16">
            <text:p><text:s/>33.058<text:s/></text:p>
          </table:table-cell>
          <table:table-cell office:value-type="float" office:value="5128.96" table:style-name="ce16">
            <text:p><text:s/>5.129<text:s/></text:p>
          </table:table-cell>
          <table:table-cell office:value-type="float" office:value="9824268.1699999999" table:style-name="ce16">
            <text:p><text:s/>9.824.268<text:s/></text:p>
          </table:table-cell>
          <table:table-cell office:value-type="float" office:value="198.2" table:style-name="ce16">
            <text:p><text:s/>198<text:s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197228.7" table:style-name="ce16">
            <text:p><text:s/>197.229<text:s/></text:p>
          </table:table-cell>
          <table:table-cell office:value-type="float" office:value="1501466.05" table:style-name="ce16">
            <text:p><text:s/>1.501.466<text:s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11502492" table:style-name="ce16">
            <text:p><text:s/>11.502.492<text:s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737348.68" table:style-name="ce16">
            <text:p><text:s/>737.349<text:s/></text:p>
          </table:table-cell>
          <table:table-cell office:value-type="float" office:value="952391.78" table:style-name="ce16">
            <text:p><text:s/>952.392<text:s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2936006.31" table:style-name="ce16">
            <text:p><text:s/>2.936.006<text:s/></text:p>
          </table:table-cell>
          <table:table-cell office:value-type="float" office:value="88.2" table:style-name="ce16">
            <text:p><text:s/>88<text:s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7392231.1399999997" table:style-name="ce16">
            <text:p><text:s/>7.392.231<text:s/></text:p>
          </table:table-cell>
          <table:table-cell office:value-type="float" office:value="0" table:style-name="ce16">
            <text:p><text:s/>-<text:s text:c="3"/></text:p>
          </table:table-cell>
          <table:table-cell office:value-type="float" office:value="37354136.780000001" table:style-name="ce17">
            <text:p><text:s/>37.354.137<text:s/></text:p>
          </table:table-cell>
          <table:table-cell table:style-name="ce14"/>
          <table:table-cell table:number-columns-repeated="16354" table:style-name="ce7"/>
        </table:table-row>
        <table:table-row table:style-name="ro1">
          <table:table-cell office:value-type="string" table:style-name="ce15">
            <text:p>CPSSS - Contrib. p/ o Plano de Segurid. Social Serv. Público</text:p>
          </table:table-cell>
          <table:table-cell office:value-type="float" office:value="8199842.1100000003" table:style-name="ce16">
            <text:p><text:s/>8.199.842<text:s/></text:p>
          </table:table-cell>
          <table:table-cell office:value-type="float" office:value="27006791.460000001" table:style-name="ce16">
            <text:p><text:s/>27.006.791<text:s/></text:p>
          </table:table-cell>
          <table:table-cell office:value-type="float" office:value="26798374.48" table:style-name="ce16">
            <text:p><text:s/>26.798.374<text:s/></text:p>
          </table:table-cell>
          <table:table-cell office:value-type="float" office:value="25324185.800000001" table:style-name="ce16">
            <text:p><text:s/>25.324.186<text:s/></text:p>
          </table:table-cell>
          <table:table-cell office:value-type="float" office:value="72386570.359999999" table:style-name="ce16">
            <text:p><text:s/>72.386.570<text:s/></text:p>
          </table:table-cell>
          <table:table-cell office:value-type="float" office:value="54381614.189999998" table:style-name="ce16">
            <text:p><text:s/>54.381.614<text:s/></text:p>
          </table:table-cell>
          <table:table-cell office:value-type="float" office:value="1526039660.6700001" table:style-name="ce16">
            <text:p><text:s/>1.526.039.661<text:s/></text:p>
          </table:table-cell>
          <table:table-cell office:value-type="float" office:value="33006815.329999998" table:style-name="ce16">
            <text:p><text:s/>33.006.815<text:s/></text:p>
          </table:table-cell>
          <table:table-cell office:value-type="float" office:value="48936889.659999996" table:style-name="ce16">
            <text:p><text:s/>48.936.890<text:s/></text:p>
          </table:table-cell>
          <table:table-cell office:value-type="float" office:value="31111257.390000001" table:style-name="ce16">
            <text:p><text:s/>31.111.257<text:s/></text:p>
          </table:table-cell>
          <table:table-cell office:value-type="float" office:value="187956148.34999999" table:style-name="ce16">
            <text:p><text:s/>187.956.148<text:s/></text:p>
          </table:table-cell>
          <table:table-cell office:value-type="float" office:value="26527761.27" table:style-name="ce16">
            <text:p><text:s/>26.527.761<text:s/></text:p>
          </table:table-cell>
          <table:table-cell office:value-type="float" office:value="28402182.449999999" table:style-name="ce16">
            <text:p><text:s/>28.402.182<text:s/></text:p>
          </table:table-cell>
          <table:table-cell office:value-type="float" office:value="49991595.460000001" table:style-name="ce16">
            <text:p><text:s/>49.991.595<text:s/></text:p>
          </table:table-cell>
          <table:table-cell office:value-type="float" office:value="57092295.329999998" table:style-name="ce16">
            <text:p><text:s/>57.092.295<text:s/></text:p>
          </table:table-cell>
          <table:table-cell office:value-type="float" office:value="79213508.950000003" table:style-name="ce16">
            <text:p><text:s/>79.213.509<text:s/></text:p>
          </table:table-cell>
          <table:table-cell office:value-type="float" office:value="25356748.920000002" table:style-name="ce16">
            <text:p><text:s/>25.356.749<text:s/></text:p>
          </table:table-cell>
          <table:table-cell office:value-type="float" office:value="85093526.540000007" table:style-name="ce16">
            <text:p><text:s/>85.093.527<text:s/></text:p>
          </table:table-cell>
          <table:table-cell office:value-type="float" office:value="295015282.60000002" table:style-name="ce16">
            <text:p><text:s/>295.015.283<text:s/></text:p>
          </table:table-cell>
          <table:table-cell office:value-type="float" office:value="45467642.420000002" table:style-name="ce16">
            <text:p><text:s/>45.467.642<text:s/></text:p>
          </table:table-cell>
          <table:table-cell office:value-type="float" office:value="26321302.780000001" table:style-name="ce16">
            <text:p><text:s/>26.321.303<text:s/></text:p>
          </table:table-cell>
          <table:table-cell office:value-type="float" office:value="14280595.27" table:style-name="ce16">
            <text:p><text:s/>14.280.595<text:s/></text:p>
          </table:table-cell>
          <table:table-cell office:value-type="float" office:value="140810248.84" table:style-name="ce16">
            <text:p><text:s/>140.810.249<text:s/></text:p>
          </table:table-cell>
          <table:table-cell office:value-type="float" office:value="66810000.939999998" table:style-name="ce16">
            <text:p><text:s/>66.810.001<text:s/></text:p>
          </table:table-cell>
          <table:table-cell office:value-type="float" office:value="22024261.530000001" table:style-name="ce16">
            <text:p><text:s/>22.024.262<text:s/></text:p>
          </table:table-cell>
          <table:table-cell office:value-type="float" office:value="170193767.09999999" table:style-name="ce16">
            <text:p><text:s/>170.193.767<text:s/></text:p>
          </table:table-cell>
          <table:table-cell office:value-type="float" office:value="12129423.859999999" table:style-name="ce16">
            <text:p><text:s/>12.129.424<text:s/></text:p>
          </table:table-cell>
          <table:table-cell office:value-type="float" office:value="3185878294.0600009" table:style-name="ce17">
            <text:p><text:s/>3.185.878.294<text:s/></text:p>
          </table:table-cell>
          <table:table-cell table:style-name="ce14"/>
          <table:table-cell table:number-columns-repeated="16354" table:style-name="ce7"/>
        </table:table-row>
        <table:table-row table:style-name="ro1">
          <table:table-cell office:value-type="string" table:style-name="ce6">
            <text:p>OUTRAS RECEITAS ADMINISTRADAS</text:p>
          </table:table-cell>
          <table:table-cell office:value-type="float" office:value="853819.63" table:style-name="ce18">
            <text:p><text:s/>853.820<text:s/></text:p>
          </table:table-cell>
          <table:table-cell office:value-type="float" office:value="2625706.04" table:style-name="ce18">
            <text:p><text:s/>2.625.706<text:s/></text:p>
          </table:table-cell>
          <table:table-cell office:value-type="float" office:value="19940613.43" table:style-name="ce18">
            <text:p><text:s/>19.940.613<text:s/></text:p>
          </table:table-cell>
          <table:table-cell office:value-type="float" office:value="595541.87" table:style-name="ce18">
            <text:p><text:s/>595.542<text:s/></text:p>
          </table:table-cell>
          <table:table-cell office:value-type="float" office:value="5185027.9499999993" table:style-name="ce18">
            <text:p><text:s/>5.185.028<text:s/></text:p>
          </table:table-cell>
          <table:table-cell office:value-type="float" office:value="7403195.0500000007" table:style-name="ce18">
            <text:p><text:s/>7.403.195<text:s/></text:p>
          </table:table-cell>
          <table:table-cell office:value-type="float" office:value="656806140.70999992" table:style-name="ce18">
            <text:p><text:s/>656.806.141<text:s/></text:p>
          </table:table-cell>
          <table:table-cell office:value-type="float" office:value="9464493.3800000008" table:style-name="ce18">
            <text:p><text:s/>9.464.493<text:s/></text:p>
          </table:table-cell>
          <table:table-cell office:value-type="float" office:value="20740273.599999998" table:style-name="ce18">
            <text:p><text:s/>20.740.274<text:s/></text:p>
          </table:table-cell>
          <table:table-cell office:value-type="float" office:value="1087020.69" table:style-name="ce18">
            <text:p><text:s/>1.087.021<text:s/></text:p>
          </table:table-cell>
          <table:table-cell office:value-type="float" office:value="17622575.160000004" table:style-name="ce18">
            <text:p><text:s/>17.622.575<text:s/></text:p>
          </table:table-cell>
          <table:table-cell office:value-type="float" office:value="5648620.2800000003" table:style-name="ce18">
            <text:p><text:s/>5.648.620<text:s/></text:p>
          </table:table-cell>
          <table:table-cell office:value-type="float" office:value="5882556.3700000001" table:style-name="ce18">
            <text:p><text:s/>5.882.556<text:s/></text:p>
          </table:table-cell>
          <table:table-cell office:value-type="float" office:value="3778154.5400000005" table:style-name="ce18">
            <text:p><text:s/>3.778.155<text:s/></text:p>
          </table:table-cell>
          <table:table-cell office:value-type="float" office:value="3456698.33" table:style-name="ce18">
            <text:p><text:s/>3.456.698<text:s/></text:p>
          </table:table-cell>
          <table:table-cell office:value-type="float" office:value="10627995.720000001" table:style-name="ce18">
            <text:p><text:s/>10.627.996<text:s/></text:p>
          </table:table-cell>
          <table:table-cell office:value-type="float" office:value="1810793.44" table:style-name="ce18">
            <text:p><text:s/>1.810.793<text:s/></text:p>
          </table:table-cell>
          <table:table-cell office:value-type="float" office:value="46874934.510000005" table:style-name="ce18">
            <text:p><text:s/>46.874.935<text:s/></text:p>
          </table:table-cell>
          <table:table-cell office:value-type="float" office:value="724900563.37" table:style-name="ce18">
            <text:p><text:s/>724.900.563<text:s/></text:p>
          </table:table-cell>
          <table:table-cell office:value-type="float" office:value="3036926.04" table:style-name="ce18">
            <text:p><text:s/>3.036.926<text:s/></text:p>
          </table:table-cell>
          <table:table-cell office:value-type="float" office:value="2731165.68" table:style-name="ce18">
            <text:p><text:s/>2.731.166<text:s/></text:p>
          </table:table-cell>
          <table:table-cell office:value-type="float" office:value="441340.94" table:style-name="ce18">
            <text:p><text:s/>441.341<text:s/></text:p>
          </table:table-cell>
          <table:table-cell office:value-type="float" office:value="60523136.960000001" table:style-name="ce18">
            <text:p><text:s/>60.523.137<text:s/></text:p>
          </table:table-cell>
          <table:table-cell office:value-type="float" office:value="49411877.07" table:style-name="ce18">
            <text:p><text:s/>49.411.877<text:s/></text:p>
          </table:table-cell>
          <table:table-cell office:value-type="float" office:value="3404653.69" table:style-name="ce18">
            <text:p><text:s/>3.404.654<text:s/></text:p>
          </table:table-cell>
          <table:table-cell office:value-type="float" office:value="606933334.91000009" table:style-name="ce18">
            <text:p><text:s/>606.933.335<text:s/></text:p>
          </table:table-cell>
          <table:table-cell office:value-type="float" office:value="1322191.6000000001" table:style-name="ce18">
            <text:p><text:s/>1.322.192<text:s/></text:p>
          </table:table-cell>
          <table:table-cell office:value-type="float" office:value="2273109350.9600005" table:style-name="ce19">
            <text:p><text:s/>2.273.109.351<text:s/></text:p>
          </table:table-cell>
          <table:table-cell table:number-columns-repeated="2" table:style-name="ce14"/>
          <table:table-cell table:number-columns-repeated="16353"/>
        </table:table-row>
        <table:table-row table:style-name="ro6">
          <table:table-cell office:value-type="string" table:style-name="ce20">
            <text:p>SUBTOTAL [A]</text:p>
          </table:table-cell>
          <table:table-cell office:value-type="float" office:value="92914233.659999982" table:style-name="ce21">
            <text:p><text:s/>92.914.234<text:s/></text:p>
          </table:table-cell>
          <table:table-cell office:value-type="float" office:value="298535917.63999999" table:style-name="ce21">
            <text:p><text:s/>298.535.918<text:s/></text:p>
          </table:table-cell>
          <table:table-cell office:value-type="float" office:value="1543299439.0600002" table:style-name="ce21">
            <text:p><text:s/>1.543.299.439<text:s/></text:p>
          </table:table-cell>
          <table:table-cell office:value-type="float" office:value="87231184.030000016" table:style-name="ce21">
            <text:p><text:s/>87.231.184<text:s/></text:p>
          </table:table-cell>
          <table:table-cell office:value-type="float" office:value="2293040836.8699999" table:style-name="ce21">
            <text:p><text:s/>2.293.040.837<text:s/></text:p>
          </table:table-cell>
          <table:table-cell office:value-type="float" office:value="1627964342.6199999" table:style-name="ce21">
            <text:p><text:s/>1.627.964.343<text:s/></text:p>
          </table:table-cell>
          <table:table-cell office:value-type="float" office:value="9631989747.0099983" table:style-name="ce21">
            <text:p><text:s/>9.631.989.747<text:s/></text:p>
          </table:table-cell>
          <table:table-cell office:value-type="float" office:value="2022918655.76" table:style-name="ce21">
            <text:p><text:s/>2.022.918.656<text:s/></text:p>
          </table:table-cell>
          <table:table-cell office:value-type="float" office:value="1619029839.46" table:style-name="ce21">
            <text:p><text:s/>1.619.029.839<text:s/></text:p>
          </table:table-cell>
          <table:table-cell office:value-type="float" office:value="771944603.76000011" table:style-name="ce21">
            <text:p><text:s/>771.944.604<text:s/></text:p>
          </table:table-cell>
          <table:table-cell office:value-type="float" office:value="8192288245.3799992" table:style-name="ce21">
            <text:p><text:s/>8.192.288.245<text:s/></text:p>
          </table:table-cell>
          <table:table-cell office:value-type="float" office:value="743823422.00999999" table:style-name="ce21">
            <text:p><text:s/>743.823.422<text:s/></text:p>
          </table:table-cell>
          <table:table-cell office:value-type="float" office:value="1206888915.23" table:style-name="ce21">
            <text:p><text:s/>1.206.888.915<text:s/></text:p>
          </table:table-cell>
          <table:table-cell office:value-type="float" office:value="977064680.17999995" table:style-name="ce21">
            <text:p><text:s/>977.064.680<text:s/></text:p>
          </table:table-cell>
          <table:table-cell office:value-type="float" office:value="444411664.79000002" table:style-name="ce21">
            <text:p><text:s/>444.411.665<text:s/></text:p>
          </table:table-cell>
          <table:table-cell office:value-type="float" office:value="1986810229.79" table:style-name="ce21">
            <text:p><text:s/>1.986.810.230<text:s/></text:p>
          </table:table-cell>
          <table:table-cell office:value-type="float" office:value="290968303.79999995" table:style-name="ce21">
            <text:p><text:s/>290.968.304<text:s/></text:p>
          </table:table-cell>
          <table:table-cell office:value-type="float" office:value="5723447444.1000004" table:style-name="ce21">
            <text:p><text:s/>5.723.447.444<text:s/></text:p>
          </table:table-cell>
          <table:table-cell office:value-type="float" office:value="17504044432" table:style-name="ce21">
            <text:p><text:s/>17.504.044.432<text:s/></text:p>
          </table:table-cell>
          <table:table-cell office:value-type="float" office:value="442624718.69000006" table:style-name="ce21">
            <text:p><text:s/>442.624.719<text:s/></text:p>
          </table:table-cell>
          <table:table-cell office:value-type="float" office:value="291407558.01000005" table:style-name="ce21">
            <text:p><text:s/>291.407.558<text:s/></text:p>
          </table:table-cell>
          <table:table-cell office:value-type="float" office:value="78623315.729999989" table:style-name="ce21">
            <text:p><text:s/>78.623.316<text:s/></text:p>
          </table:table-cell>
          <table:table-cell office:value-type="float" office:value="5764638451.4500008" table:style-name="ce21">
            <text:p><text:s/>5.764.638.451<text:s/></text:p>
          </table:table-cell>
          <table:table-cell office:value-type="float" office:value="6368633406.0999985" table:style-name="ce21">
            <text:p><text:s/>6.368.633.406<text:s/></text:p>
          </table:table-cell>
          <table:table-cell office:value-type="float" office:value="272831576.28000003" table:style-name="ce21">
            <text:p><text:s/>272.831.576<text:s/></text:p>
          </table:table-cell>
          <table:table-cell office:value-type="float" office:value="47071430449.849998" table:style-name="ce21">
            <text:p><text:s/>47.071.430.450<text:s/></text:p>
          </table:table-cell>
          <table:table-cell office:value-type="float" office:value="222546510.97999999" table:style-name="ce21">
            <text:p><text:s/>222.546.511<text:s/></text:p>
          </table:table-cell>
          <table:table-cell office:value-type="float" office:value="117571352124.24001" table:style-name="ce22">
            <text:p><text:s/>117.571.352.124<text:s/></text:p>
          </table:table-cell>
          <table:table-cell table:style-name="ce14"/>
          <table:table-cell table:number-columns-repeated="16354" table:style-name="ce23"/>
        </table:table-row>
        <table:table-row table:style-name="ro4">
          <table:table-cell office:value-type="string" table:style-name="ce24">
            <text:p>RECEITA PREVIDENCIÁRIA [B]</text:p>
          </table:table-cell>
          <table:table-cell office:value-type="float" office:value="69381122.408962086" table:style-name="ce25">
            <text:p><text:s/>69.381.122<text:s/></text:p>
          </table:table-cell>
          <table:table-cell office:value-type="float" office:value="222167061.57623962" table:style-name="ce25">
            <text:p><text:s/>222.167.062<text:s/></text:p>
          </table:table-cell>
          <table:table-cell office:value-type="float" office:value="410942097.39912355" table:style-name="ce25">
            <text:p><text:s/>410.942.097<text:s/></text:p>
          </table:table-cell>
          <table:table-cell office:value-type="float" office:value="49040946.404656805" table:style-name="ce25">
            <text:p><text:s/>49.040.946<text:s/></text:p>
          </table:table-cell>
          <table:table-cell office:value-type="float" office:value="1353237446.5757494" table:style-name="ce25">
            <text:p><text:s/>1.353.237.447<text:s/></text:p>
          </table:table-cell>
          <table:table-cell office:value-type="float" office:value="903531300.9876405" table:style-name="ce25">
            <text:p><text:s/>903.531.301<text:s/></text:p>
          </table:table-cell>
          <table:table-cell office:value-type="float" office:value="1609538773.3583696" table:style-name="ce25">
            <text:p><text:s/>1.609.538.773<text:s/></text:p>
          </table:table-cell>
          <table:table-cell office:value-type="float" office:value="659081275.7287246" table:style-name="ce25">
            <text:p><text:s/>659.081.276<text:s/></text:p>
          </table:table-cell>
          <table:table-cell office:value-type="float" office:value="858898304.5758462" table:style-name="ce25">
            <text:p><text:s/>858.898.305<text:s/></text:p>
          </table:table-cell>
          <table:table-cell office:value-type="float" office:value="361780790.06881553" table:style-name="ce25">
            <text:p><text:s/>361.780.790<text:s/></text:p>
          </table:table-cell>
          <table:table-cell office:value-type="float" office:value="3455617851.0817084" table:style-name="ce25">
            <text:p><text:s/>3.455.617.851<text:s/></text:p>
          </table:table-cell>
          <table:table-cell office:value-type="float" office:value="412433476.14326435" table:style-name="ce25">
            <text:p><text:s/>412.433.476<text:s/></text:p>
          </table:table-cell>
          <table:table-cell office:value-type="float" office:value="620421328.60491765" table:style-name="ce25">
            <text:p><text:s/>620.421.329<text:s/></text:p>
          </table:table-cell>
          <table:table-cell office:value-type="float" office:value="647932773.28207076" table:style-name="ce25">
            <text:p><text:s/>647.932.773<text:s/></text:p>
          </table:table-cell>
          <table:table-cell office:value-type="float" office:value="339824565.52808261" table:style-name="ce25">
            <text:p><text:s/>339.824.566<text:s/></text:p>
          </table:table-cell>
          <table:table-cell office:value-type="float" office:value="819660328.29086745" table:style-name="ce25">
            <text:p><text:s/>819.660.328<text:s/></text:p>
          </table:table-cell>
          <table:table-cell office:value-type="float" office:value="243556770.00341803" table:style-name="ce25">
            <text:p><text:s/>243.556.770<text:s/></text:p>
          </table:table-cell>
          <table:table-cell office:value-type="float" office:value="2391054987.9421048" table:style-name="ce25">
            <text:p><text:s/>2.391.054.988<text:s/></text:p>
          </table:table-cell>
          <table:table-cell office:value-type="float" office:value="3766948522.3431396" table:style-name="ce25">
            <text:p><text:s/>3.766.948.522<text:s/></text:p>
          </table:table-cell>
          <table:table-cell office:value-type="float" office:value="296305485.32273549" table:style-name="ce25">
            <text:p><text:s/>296.305.485<text:s/></text:p>
          </table:table-cell>
          <table:table-cell office:value-type="float" office:value="169052404.87929264" table:style-name="ce25">
            <text:p><text:s/>169.052.405<text:s/></text:p>
          </table:table-cell>
          <table:table-cell office:value-type="float" office:value="55642295.864914306" table:style-name="ce25">
            <text:p><text:s/>55.642.296<text:s/></text:p>
          </table:table-cell>
          <table:table-cell office:value-type="float" office:value="2335648106.5054631" table:style-name="ce25">
            <text:p><text:s/>2.335.648.107<text:s/></text:p>
          </table:table-cell>
          <table:table-cell office:value-type="float" office:value="2028891900.7254786" table:style-name="ce25">
            <text:p><text:s/>2.028.891.901<text:s/></text:p>
          </table:table-cell>
          <table:table-cell office:value-type="float" office:value="219361433.56087205" table:style-name="ce25">
            <text:p><text:s/>219.361.434<text:s/></text:p>
          </table:table-cell>
          <table:table-cell office:value-type="float" office:value="14486724317.504698" table:style-name="ce25">
            <text:p><text:s/>14.486.724.318<text:s/></text:p>
          </table:table-cell>
          <table:table-cell office:value-type="float" office:value="170120266.57284969" table:style-name="ce25">
            <text:p><text:s/>170.120.267<text:s/></text:p>
          </table:table-cell>
          <table:table-cell office:value-type="float" office:value="38956795933.240005" table:style-name="ce26">
            <text:p><text:s/>38.956.795.933<text:s/></text:p>
          </table:table-cell>
          <table:table-cell table:style-name="ce14"/>
          <table:table-cell table:number-columns-repeated="16354" table:style-name="ce23"/>
        </table:table-row>
        <table:table-row table:style-name="ro6">
          <table:table-cell office:value-type="string" table:style-name="ce20">
            <text:p>ADMINISTRADAS PELA RFB [C]=[A]+[B]</text:p>
          </table:table-cell>
          <table:table-cell office:value-type="float" office:value="162295356.06896207" table:style-name="ce21">
            <text:p><text:s/>162.295.356<text:s/></text:p>
          </table:table-cell>
          <table:table-cell office:value-type="float" office:value="520702979.21623957" table:style-name="ce21">
            <text:p><text:s/>520.702.979<text:s/></text:p>
          </table:table-cell>
          <table:table-cell office:value-type="float" office:value="1954241536.4591236" table:style-name="ce21">
            <text:p><text:s/>1.954.241.536<text:s/></text:p>
          </table:table-cell>
          <table:table-cell office:value-type="float" office:value="136272130.43465683" table:style-name="ce21">
            <text:p><text:s/>136.272.130<text:s/></text:p>
          </table:table-cell>
          <table:table-cell office:value-type="float" office:value="3646278283.4457493" table:style-name="ce21">
            <text:p><text:s/>3.646.278.283<text:s/></text:p>
          </table:table-cell>
          <table:table-cell office:value-type="float" office:value="2531495643.6076403" table:style-name="ce21">
            <text:p><text:s/>2.531.495.644<text:s/></text:p>
          </table:table-cell>
          <table:table-cell office:value-type="float" office:value="11241528520.368368" table:style-name="ce21">
            <text:p><text:s/>11.241.528.520<text:s/></text:p>
          </table:table-cell>
          <table:table-cell office:value-type="float" office:value="2681999931.4887247" table:style-name="ce21">
            <text:p><text:s/>2.681.999.931<text:s/></text:p>
          </table:table-cell>
          <table:table-cell office:value-type="float" office:value="2477928144.0358462" table:style-name="ce21">
            <text:p><text:s/>2.477.928.144<text:s/></text:p>
          </table:table-cell>
          <table:table-cell office:value-type="float" office:value="1133725393.8288157" table:style-name="ce21">
            <text:p><text:s/>1.133.725.394<text:s/></text:p>
          </table:table-cell>
          <table:table-cell office:value-type="float" office:value="11647906096.461708" table:style-name="ce21">
            <text:p><text:s/>11.647.906.096<text:s/></text:p>
          </table:table-cell>
          <table:table-cell office:value-type="float" office:value="1156256898.1532643" table:style-name="ce21">
            <text:p><text:s/>1.156.256.898<text:s/></text:p>
          </table:table-cell>
          <table:table-cell office:value-type="float" office:value="1827310243.8349175" table:style-name="ce21">
            <text:p><text:s/>1.827.310.244<text:s/></text:p>
          </table:table-cell>
          <table:table-cell office:value-type="float" office:value="1624997453.4620707" table:style-name="ce21">
            <text:p><text:s/>1.624.997.453<text:s/></text:p>
          </table:table-cell>
          <table:table-cell office:value-type="float" office:value="784236230.31808257" table:style-name="ce21">
            <text:p><text:s/>784.236.230<text:s/></text:p>
          </table:table-cell>
          <table:table-cell office:value-type="float" office:value="2806470558.0808673" table:style-name="ce21">
            <text:p><text:s/>2.806.470.558<text:s/></text:p>
          </table:table-cell>
          <table:table-cell office:value-type="float" office:value="534525073.80341798" table:style-name="ce21">
            <text:p><text:s/>534.525.074<text:s/></text:p>
          </table:table-cell>
          <table:table-cell office:value-type="float" office:value="8114502432.0421047" table:style-name="ce21">
            <text:p><text:s/>8.114.502.432<text:s/></text:p>
          </table:table-cell>
          <table:table-cell office:value-type="float" office:value="21270992954.34314" table:style-name="ce21">
            <text:p><text:s/>21.270.992.954<text:s/></text:p>
          </table:table-cell>
          <table:table-cell office:value-type="float" office:value="738930204.01273561" table:style-name="ce21">
            <text:p><text:s/>738.930.204<text:s/></text:p>
          </table:table-cell>
          <table:table-cell office:value-type="float" office:value="460459962.88929272" table:style-name="ce21">
            <text:p><text:s/>460.459.963<text:s/></text:p>
          </table:table-cell>
          <table:table-cell office:value-type="float" office:value="134265611.59491429" table:style-name="ce21">
            <text:p><text:s/>134.265.612<text:s/></text:p>
          </table:table-cell>
          <table:table-cell office:value-type="float" office:value="8100286557.9554634" table:style-name="ce21">
            <text:p><text:s/>8.100.286.558<text:s/></text:p>
          </table:table-cell>
          <table:table-cell office:value-type="float" office:value="8397525306.8254776" table:style-name="ce21">
            <text:p><text:s/>8.397.525.307<text:s/></text:p>
          </table:table-cell>
          <table:table-cell office:value-type="float" office:value="492193009.84087205" table:style-name="ce21">
            <text:p><text:s/>492.193.010<text:s/></text:p>
          </table:table-cell>
          <table:table-cell office:value-type="float" office:value="61558154767.354698" table:style-name="ce21">
            <text:p><text:s/>61.558.154.767<text:s/></text:p>
          </table:table-cell>
          <table:table-cell office:value-type="float" office:value="392666777.55284965" table:style-name="ce21">
            <text:p><text:s/>392.666.778<text:s/></text:p>
          </table:table-cell>
          <table:table-cell office:value-type="float" office:value="156528148057.48001" table:style-name="ce22">
            <text:p><text:s/>156.528.148.057<text:s/></text:p>
          </table:table-cell>
          <table:table-cell table:style-name="ce14"/>
          <table:table-cell table:number-columns-repeated="16354" table:style-name="ce23"/>
        </table:table-row>
        <table:table-row table:style-name="ro1">
          <table:table-cell office:value-type="string" table:style-name="ce24">
            <text:p>ADMINISTRADAS POR OUTROS ÓRGÃOS [D]</text:p>
          </table:table-cell>
          <table:table-cell office:value-type="float" office:value="846502.69468054746" table:style-name="ce27">
            <text:p><text:s/>846.503<text:s/></text:p>
          </table:table-cell>
          <table:table-cell office:value-type="float" office:value="4028991.8607874406" table:style-name="ce27">
            <text:p><text:s/>4.028.992<text:s/></text:p>
          </table:table-cell>
          <table:table-cell office:value-type="float" office:value="3847634.2128590099" table:style-name="ce27">
            <text:p><text:s/>3.847.634<text:s/></text:p>
          </table:table-cell>
          <table:table-cell office:value-type="float" office:value="828784.32037285564" table:style-name="ce27">
            <text:p><text:s/>828.784<text:s/></text:p>
          </table:table-cell>
          <table:table-cell office:value-type="float" office:value="16312486.267999899" table:style-name="ce27">
            <text:p><text:s/>16.312.486<text:s/></text:p>
          </table:table-cell>
          <table:table-cell office:value-type="float" office:value="25751501.079453494" table:style-name="ce27">
            <text:p><text:s/>25.751.501<text:s/></text:p>
          </table:table-cell>
          <table:table-cell office:value-type="float" office:value="11093387.133042272" table:style-name="ce27">
            <text:p><text:s/>11.093.387<text:s/></text:p>
          </table:table-cell>
          <table:table-cell office:value-type="float" office:value="11067757.394619487" table:style-name="ce27">
            <text:p><text:s/>11.067.757<text:s/></text:p>
          </table:table-cell>
          <table:table-cell office:value-type="float" office:value="14409458.151582725" table:style-name="ce27">
            <text:p><text:s/>14.409.458<text:s/></text:p>
          </table:table-cell>
          <table:table-cell office:value-type="float" office:value="5039138.0909009585" table:style-name="ce27">
            <text:p><text:s/>5.039.138<text:s/></text:p>
          </table:table-cell>
          <table:table-cell office:value-type="float" office:value="41155496.183684178" table:style-name="ce27">
            <text:p><text:s/>41.155.496<text:s/></text:p>
          </table:table-cell>
          <table:table-cell office:value-type="float" office:value="5192325.290031258" table:style-name="ce27">
            <text:p><text:s/>5.192.325<text:s/></text:p>
          </table:table-cell>
          <table:table-cell office:value-type="float" office:value="7385787.2863913532" table:style-name="ce27">
            <text:p><text:s/>7.385.787<text:s/></text:p>
          </table:table-cell>
          <table:table-cell office:value-type="float" office:value="7410006.374969665" table:style-name="ce27">
            <text:p><text:s/>7.410.006<text:s/></text:p>
          </table:table-cell>
          <table:table-cell office:value-type="float" office:value="3768546.7128233472" table:style-name="ce27">
            <text:p><text:s/>3.768.547<text:s/></text:p>
          </table:table-cell>
          <table:table-cell office:value-type="float" office:value="14656626.063725242" table:style-name="ce27">
            <text:p><text:s/>14.656.626<text:s/></text:p>
          </table:table-cell>
          <table:table-cell office:value-type="float" office:value="2953993.8340248549" table:style-name="ce27">
            <text:p><text:s/>2.953.994<text:s/></text:p>
          </table:table-cell>
          <table:table-cell office:value-type="float" office:value="36811972.906062402" table:style-name="ce27">
            <text:p><text:s/>36.811.973<text:s/></text:p>
          </table:table-cell>
          <table:table-cell office:value-type="float" office:value="14354048397.252483" table:style-name="ce27">
            <text:p><text:s/>14.354.048.397<text:s/></text:p>
          </table:table-cell>
          <table:table-cell office:value-type="float" office:value="12066403.084407974" table:style-name="ce27">
            <text:p><text:s/>12.066.403<text:s/></text:p>
          </table:table-cell>
          <table:table-cell office:value-type="float" office:value="1997510.5927920574" table:style-name="ce27">
            <text:p><text:s/>1.997.511<text:s/></text:p>
          </table:table-cell>
          <table:table-cell office:value-type="float" office:value="561987.54153222917" table:style-name="ce27">
            <text:p><text:s/>561.988<text:s/></text:p>
          </table:table-cell>
          <table:table-cell office:value-type="float" office:value="25993234.660779018" table:style-name="ce27">
            <text:p><text:s/>25.993.235<text:s/></text:p>
          </table:table-cell>
          <table:table-cell office:value-type="float" office:value="20797249.624529701" table:style-name="ce27">
            <text:p><text:s/>20.797.250<text:s/></text:p>
          </table:table-cell>
          <table:table-cell office:value-type="float" office:value="3477631.4681918016" table:style-name="ce27">
            <text:p><text:s/>3.477.631<text:s/></text:p>
          </table:table-cell>
          <table:table-cell office:value-type="float" office:value="106334778.96826485" table:style-name="ce27">
            <text:p><text:s/>106.334.779<text:s/></text:p>
          </table:table-cell>
          <table:table-cell office:value-type="float" office:value="3653116.6790091922" table:style-name="ce27">
            <text:p><text:s/>3.653.117<text:s/></text:p>
          </table:table-cell>
          <table:table-cell office:value-type="float" office:value="14741490705.730001" table:style-name="ce28">
            <text:p><text:s/>14.741.490.706<text:s/></text:p>
          </table:table-cell>
          <table:table-cell table:style-name="ce14"/>
          <table:table-cell table:number-columns-repeated="16354" table:style-name="ce23"/>
        </table:table-row>
        <table:table-row table:style-name="ro7">
          <table:table-cell office:value-type="string" table:style-name="ce20">
            <text:p>TOTAL GERAL <text:s text:c="2"/>[E]=[C]+[D]</text:p>
          </table:table-cell>
          <table:table-cell office:value-type="float" office:value="163141858.76364261" table:style-name="ce21">
            <text:p><text:s/>163.141.859<text:s/></text:p>
          </table:table-cell>
          <table:table-cell office:value-type="float" office:value="524731971.07702702" table:style-name="ce21">
            <text:p><text:s/>524.731.971<text:s/></text:p>
          </table:table-cell>
          <table:table-cell office:value-type="float" office:value="1958089170.6719825" table:style-name="ce21">
            <text:p><text:s/>1.958.089.171<text:s/></text:p>
          </table:table-cell>
          <table:table-cell office:value-type="float" office:value="137100914.75502968" table:style-name="ce21">
            <text:p><text:s/>137.100.915<text:s/></text:p>
          </table:table-cell>
          <table:table-cell office:value-type="float" office:value="3662590769.7137494" table:style-name="ce21">
            <text:p><text:s/>3.662.590.770<text:s/></text:p>
          </table:table-cell>
          <table:table-cell office:value-type="float" office:value="2557247144.6870937" table:style-name="ce21">
            <text:p><text:s/>2.557.247.145<text:s/></text:p>
          </table:table-cell>
          <table:table-cell office:value-type="float" office:value="11252621907.50141" table:style-name="ce21">
            <text:p><text:s/>11.252.621.908<text:s/></text:p>
          </table:table-cell>
          <table:table-cell office:value-type="float" office:value="2693067688.8833442" table:style-name="ce21">
            <text:p><text:s/>2.693.067.689<text:s/></text:p>
          </table:table-cell>
          <table:table-cell office:value-type="float" office:value="2492337602.187429" table:style-name="ce21">
            <text:p><text:s/>2.492.337.602<text:s/></text:p>
          </table:table-cell>
          <table:table-cell office:value-type="float" office:value="1138764531.9197166" table:style-name="ce21">
            <text:p><text:s/>1.138.764.532<text:s/></text:p>
          </table:table-cell>
          <table:table-cell office:value-type="float" office:value="11689061592.645391" table:style-name="ce21">
            <text:p><text:s/>11.689.061.593<text:s/></text:p>
          </table:table-cell>
          <table:table-cell office:value-type="float" office:value="1161449223.4432955" table:style-name="ce21">
            <text:p><text:s/>1.161.449.223<text:s/></text:p>
          </table:table-cell>
          <table:table-cell office:value-type="float" office:value="1834696031.1213088" table:style-name="ce21">
            <text:p><text:s/>1.834.696.031<text:s/></text:p>
          </table:table-cell>
          <table:table-cell office:value-type="float" office:value="1632407459.8370404" table:style-name="ce21">
            <text:p><text:s/>1.632.407.460<text:s/></text:p>
          </table:table-cell>
          <table:table-cell office:value-type="float" office:value="788004777.03090596" table:style-name="ce21">
            <text:p><text:s/>788.004.777<text:s/></text:p>
          </table:table-cell>
          <table:table-cell office:value-type="float" office:value="2821127184.1445928" table:style-name="ce21">
            <text:p><text:s/>2.821.127.184<text:s/></text:p>
          </table:table-cell>
          <table:table-cell office:value-type="float" office:value="537479067.63744283" table:style-name="ce21">
            <text:p><text:s/>537.479.068<text:s/></text:p>
          </table:table-cell>
          <table:table-cell office:value-type="float" office:value="8151314404.9481668" table:style-name="ce21">
            <text:p><text:s/>8.151.314.405<text:s/></text:p>
          </table:table-cell>
          <table:table-cell office:value-type="float" office:value="35625041351.595627" table:style-name="ce21">
            <text:p><text:s/>35.625.041.352<text:s/></text:p>
          </table:table-cell>
          <table:table-cell office:value-type="float" office:value="750996607.09714353" table:style-name="ce21">
            <text:p><text:s/>750.996.607<text:s/></text:p>
          </table:table-cell>
          <table:table-cell office:value-type="float" office:value="462457473.48208475" table:style-name="ce21">
            <text:p><text:s/>462.457.473<text:s/></text:p>
          </table:table-cell>
          <table:table-cell office:value-type="float" office:value="134827599.13644651" table:style-name="ce21">
            <text:p><text:s/>134.827.599<text:s/></text:p>
          </table:table-cell>
          <table:table-cell office:value-type="float" office:value="8126279792.6162424" table:style-name="ce21">
            <text:p><text:s/>8.126.279.793<text:s/></text:p>
          </table:table-cell>
          <table:table-cell office:value-type="float" office:value="8418322556.4500074" table:style-name="ce21">
            <text:p><text:s/>8.418.322.556<text:s/></text:p>
          </table:table-cell>
          <table:table-cell office:value-type="float" office:value="495670641.30906385" table:style-name="ce21">
            <text:p><text:s/>495.670.641<text:s/></text:p>
          </table:table-cell>
          <table:table-cell office:value-type="float" office:value="61664489546.32296" table:style-name="ce21">
            <text:p><text:s/>61.664.489.546<text:s/></text:p>
          </table:table-cell>
          <table:table-cell office:value-type="float" office:value="396319894.23185885" table:style-name="ce21">
            <text:p><text:s/>396.319.894<text:s/></text:p>
          </table:table-cell>
          <table:table-cell office:value-type="float" office:value="171269638763.21002" table:style-name="ce22">
            <text:p><text:s/>171.269.638.763<text:s/></text:p>
          </table:table-cell>
          <table:table-cell table:style-name="ce14"/>
          <table:table-cell table:number-columns-repeated="16354" table:style-name="ce23"/>
        </table:table-row>
        <table:table-row table:style-name="ro1">
          <table:table-cell table:number-columns-repeated="16384"/>
        </table:table-row>
        <table:table-row table:style-name="ro1">
          <table:table-cell table:style-name="ce29"/>
          <table:table-cell table:number-columns-repeated="28" table:style-name="ce14"/>
          <table:table-cell table:number-columns-repeated="16355" table:style-name="ce7"/>
        </table:table-row>
        <table:table-row table:style-name="ro1">
          <table:table-cell table:style-name="ce29"/>
          <table:table-cell table:number-columns-repeated="28" table:style-name="ce30"/>
          <table:table-cell table:number-columns-repeated="16355" table:style-name="ce7"/>
        </table:table-row>
        <table:table-row table:style-name="ro1">
          <table:table-cell/>
          <table:table-cell table:number-columns-repeated="28" table:style-name="ce30"/>
          <table:table-cell table:number-columns-repeated="1635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27" table:style-name="ce30"/>
          <table:table-cell table:number-columns-repeated="16356" table:style-name="ce7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1">
      <number:text> </number:text>
      <number:fill-character> </number:fill-character>
      <number:text>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V_237_rgula" style:display-name="Vírgula" style:family="table-cell" style:data-style-name="N35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meta:initial-creator>Marcos Antonio Porto Martins</meta:initial-creator>
    <dc:creator>Marcos Antonio Porto Martins</dc:creator>
    <meta:creation-date>2021-08-25T17:49:25Z</meta:creation-date>
    <dc:date>2021-08-25T17:56:06Z</dc:date>
  </office:meta>
</office:document-meta>
</file>